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B1A0000293E0D1572BD.svm"/>
  <manifest:file-entry manifest:media-type="" manifest:full-path="Pictures/200000070000513D00001EE8BB0555D2.svm"/>
  <manifest:file-entry manifest:media-type="" manifest:full-path="Pictures/2000000700002D2B00000F82D59242F6.svm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680000009900000FC9440B3B8C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680000009900000FC9440B3B8C.svm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680000009900000FC9440B3B8C.svm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680000009900000FC9440B3B8C.svm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680000009900000FC9440B3B8C.svm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680000009900000FC9440B3B8C.svm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" manifest:full-path="Object 8/Pictures/200000680000009900000FC9440B3B8C.svm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style:text-position="super 58%"/>
    </style:style>
    <style:style style:name="T3" style:family="text">
      <style:text-properties fo:color="#ff0000"/>
    </style:style>
    <style:style style:name="T4" style:family="text">
      <style:text-properties fo:color="#ff00ff"/>
    </style:style>
    <style:style style:name="T5" style:family="text">
      <style:text-properties fo:color="#008000"/>
    </style:style>
  </office:automatic-styles>
  <office:body>
    <office:spreadsheet>
      <table:table table:name="Sheet1" table:style-name="ta1" table:print="false">
        <table:table-column table:style-name="co1" table:number-columns-repeated="22" table:default-cell-style-name="Default"/>
        <table:table-row table:style-name="ro1">
          <table:table-cell table:number-columns-repeated="19"/>
          <table:table-cell office:value-type="string">
            <text:p>Generic power</text:p>
          </table:table-cell>
          <table:table-cell office:value-type="float" office:value="2.72">
            <text:p>2.72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table:number-columns-repeated="2"/>
          <table:table-cell office:value-type="string">
            <text:p>f(x)=x</text:p>
          </table:table-cell>
          <table:table-cell table:number-columns-repeated="2"/>
          <table:table-cell office:value-type="string">
            <text:p>f(x)=x^2/255</text:p>
          </table:table-cell>
          <table:table-cell table:number-columns-repeated="2"/>
          <table:table-cell office:value-type="string">
            <text:p>f(x)=255-255*e^(-x/64)</text:p>
          </table:table-cell>
          <table:table-cell/>
          <table:table-cell office:value-type="string">
            <text:p>inverse</text:p>
          </table:table-cell>
          <table:table-cell table:number-columns-repeated="2"/>
          <table:table-cell office:value-type="string">
            <text:p>Root</text:p>
          </table:table-cell>
          <table:table-cell table:number-columns-repeated="2"/>
          <table:table-cell office:value-type="string">
            <text:p>Steven's power law</text:p>
          </table:table-cell>
          <table:table-cell table:number-columns-repeated="2"/>
          <table:table-cell office:value-type="string">
            <text:p>Steven's power la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f(x)</text:p>
          </table:table-cell>
          <table:table-cell/>
          <table:table-cell office:value-type="string">
            <text:p>x</text:p>
          </table:table-cell>
          <table:table-cell office:value-type="string">
            <text:p>f(x)</text:p>
          </table:table-cell>
          <table:table-cell/>
          <table:table-cell office:value-type="string">
            <text:p>x</text:p>
          </table:table-cell>
          <table:table-cell office:value-type="string">
            <text:p>f(x)</text:p>
          </table:table-cell>
          <table:table-cell/>
          <table:table-cell office:value-type="string">
            <text:p>x</text:p>
          </table:table-cell>
          <table:table-cell office:value-type="string">
            <text:p>f(x)</text:p>
          </table:table-cell>
          <table:table-cell/>
          <table:table-cell office:value-type="string">
            <text:p>x</text:p>
          </table:table-cell>
          <table:table-cell office:value-type="string">
            <text:p>f(x)</text:p>
          </table:table-cell>
          <table:table-cell/>
          <table:table-cell office:value-type="string">
            <text:p>x</text:p>
          </table:table-cell>
          <table:table-cell office:value-type="string">
            <text:p>f(x)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f(x)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4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E4]*[.E4]/25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255-255*EXP(-[.H4]/64)+5*[.H4]/25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255*EXP(-(255-[.K4])/64)+5*(255-[.K4])/255" office:value-type="float" office:value="9.7440373992959">
            <text:p>9.74</text:p>
          </table:table-cell>
          <table:table-cell/>
          <table:table-cell office:value-type="float" office:value="0">
            <text:p>0</text:p>
          </table:table-cell>
          <table:table-cell table:formula="of:=([.N4]/256)^0.5*25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([.Q4]/256)^1.5*25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([.T4]/256)^[.$U$1]*256" office:value-type="float" office:value="0">
            <text:p>0</text:p>
          </table:table-cell>
          <table:table-cell table:formula="of:=([.T4]/256)^[.$V$1]*256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5]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formula="of:=[.E5]*[.E5]/255" office:value-type="float" office:value="0.882352941176471">
            <text:p>0.88</text:p>
          </table:table-cell>
          <table:table-cell/>
          <table:table-cell office:value-type="float" office:value="15">
            <text:p>15</text:p>
          </table:table-cell>
          <table:table-cell table:formula="of:=255-255*EXP(-[.H5]/64)+5*[.H5]/255" office:value-type="float" office:value="53.5725143802334">
            <text:p>53.57</text:p>
          </table:table-cell>
          <table:table-cell/>
          <table:table-cell office:value-type="float" office:value="15">
            <text:p>15</text:p>
          </table:table-cell>
          <table:table-cell table:formula="of:=255*EXP(-(255-[.K5])/64)+5*(255-[.K5])/255" office:value-type="float" office:value="10.7029075462235">
            <text:p>10.7</text:p>
          </table:table-cell>
          <table:table-cell/>
          <table:table-cell office:value-type="float" office:value="15">
            <text:p>15</text:p>
          </table:table-cell>
          <table:table-cell table:formula="of:=([.N5]/256)^0.5*256" office:value-type="float" office:value="61.9677335393187">
            <text:p>61.97</text:p>
          </table:table-cell>
          <table:table-cell/>
          <table:table-cell office:value-type="float" office:value="15">
            <text:p>15</text:p>
          </table:table-cell>
          <table:table-cell table:formula="of:=([.Q5]/256)^1.5*256" office:value-type="float" office:value="3.63092188706945">
            <text:p>3.63</text:p>
          </table:table-cell>
          <table:table-cell/>
          <table:table-cell office:value-type="float" office:value="3">
            <text:p>3</text:p>
          </table:table-cell>
          <table:table-cell table:formula="of:=([.T5]/256)^[.$U$1]*256" office:value-type="float" office:value="0.00143085976755538">
            <text:p>0</text:p>
          </table:table-cell>
          <table:table-cell table:formula="of:=([.T5]/256)^[.$V$1]*256" office:value-type="float" office:value="49.3998968842988">
            <text:p>49.4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B6]" office:value-type="float" office:value="31">
            <text:p>31</text:p>
          </table:table-cell>
          <table:table-cell/>
          <table:table-cell office:value-type="float" office:value="31">
            <text:p>31</text:p>
          </table:table-cell>
          <table:table-cell table:formula="of:=[.E6]*[.E6]/255" office:value-type="float" office:value="3.76862745098039">
            <text:p>3.77</text:p>
          </table:table-cell>
          <table:table-cell/>
          <table:table-cell office:value-type="float" office:value="31">
            <text:p>31</text:p>
          </table:table-cell>
          <table:table-cell table:formula="of:=255-255*EXP(-[.H6]/64)+5*[.H6]/255" office:value-type="float" office:value="98.506900550632">
            <text:p>98.51</text:p>
          </table:table-cell>
          <table:table-cell/>
          <table:table-cell office:value-type="float" office:value="31">
            <text:p>31</text:p>
          </table:table-cell>
          <table:table-cell table:formula="of:=255*EXP(-(255-[.K6])/64)+5*(255-[.K6])/255" office:value-type="float" office:value="12.0924896354363">
            <text:p>12.09</text:p>
          </table:table-cell>
          <table:table-cell/>
          <table:table-cell office:value-type="float" office:value="31">
            <text:p>31</text:p>
          </table:table-cell>
          <table:table-cell table:formula="of:=([.N6]/256)^0.5*256" office:value-type="float" office:value="89.0842298052803">
            <text:p>89.08</text:p>
          </table:table-cell>
          <table:table-cell/>
          <table:table-cell office:value-type="float" office:value="31">
            <text:p>31</text:p>
          </table:table-cell>
          <table:table-cell table:formula="of:=([.Q6]/256)^1.5*256" office:value-type="float" office:value="10.7875434529832">
            <text:p>10.79</text:p>
          </table:table-cell>
          <table:table-cell/>
          <table:table-cell office:value-type="float" office:value="7">
            <text:p>7</text:p>
          </table:table-cell>
          <table:table-cell table:formula="of:=([.T6]/256)^[.$U$1]*256" office:value-type="float" office:value="0.014338176709441">
            <text:p>0.01</text:p>
          </table:table-cell>
          <table:table-cell table:formula="of:=([.T6]/256)^[.$V$1]*256" office:value-type="float" office:value="67.5892228587253">
            <text:p>67.59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B7]" office:value-type="float" office:value="47">
            <text:p>47</text:p>
          </table:table-cell>
          <table:table-cell/>
          <table:table-cell office:value-type="float" office:value="47">
            <text:p>47</text:p>
          </table:table-cell>
          <table:table-cell table:formula="of:=[.E7]*[.E7]/255" office:value-type="float" office:value="8.66274509803922">
            <text:p>8.66</text:p>
          </table:table-cell>
          <table:table-cell/>
          <table:table-cell office:value-type="float" office:value="47">
            <text:p>47</text:p>
          </table:table-cell>
          <table:table-cell table:formula="of:=255-255*EXP(-[.H7]/64)+5*[.H7]/255" office:value-type="float" office:value="133.571231519733">
            <text:p>133.57</text:p>
          </table:table-cell>
          <table:table-cell/>
          <table:table-cell office:value-type="float" office:value="47">
            <text:p>47</text:p>
          </table:table-cell>
          <table:table-cell table:formula="of:=255*EXP(-(255-[.K7])/64)+5*(255-[.K7])/255" office:value-type="float" office:value="13.9658543696381">
            <text:p>13.97</text:p>
          </table:table-cell>
          <table:table-cell/>
          <table:table-cell office:value-type="float" office:value="47">
            <text:p>47</text:p>
          </table:table-cell>
          <table:table-cell table:formula="of:=([.N7]/256)^0.5*256" office:value-type="float" office:value="109.690473606417">
            <text:p>109.69</text:p>
          </table:table-cell>
          <table:table-cell/>
          <table:table-cell office:value-type="float" office:value="47">
            <text:p>47</text:p>
          </table:table-cell>
          <table:table-cell table:formula="of:=([.Q7]/256)^1.5*256" office:value-type="float" office:value="20.1384853886781">
            <text:p>20.14</text:p>
          </table:table-cell>
          <table:table-cell/>
          <table:table-cell office:value-type="float" office:value="15">
            <text:p>15</text:p>
          </table:table-cell>
          <table:table-cell table:formula="of:=([.T7]/256)^[.$U$1]*256" office:value-type="float" office:value="0.113971295345666">
            <text:p>0.11</text:p>
          </table:table-cell>
          <table:table-cell table:formula="of:=([.T7]/256)^[.$V$1]*256" office:value-type="float" office:value="89.6076203066633">
            <text:p>89.6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B8]" office:value-type="float" office:value="63">
            <text:p>63</text:p>
          </table:table-cell>
          <table:table-cell/>
          <table:table-cell office:value-type="float" office:value="63">
            <text:p>63</text:p>
          </table:table-cell>
          <table:table-cell table:formula="of:=[.E8]*[.E8]/255" office:value-type="float" office:value="15.5647058823529">
            <text:p>15.56</text:p>
          </table:table-cell>
          <table:table-cell/>
          <table:table-cell office:value-type="float" office:value="63">
            <text:p>63</text:p>
          </table:table-cell>
          <table:table-cell table:formula="of:=255-255*EXP(-[.H8]/64)+5*[.H8]/255" office:value-type="float" office:value="160.948755769106">
            <text:p>160.95</text:p>
          </table:table-cell>
          <table:table-cell/>
          <table:table-cell office:value-type="float" office:value="63">
            <text:p>63</text:p>
          </table:table-cell>
          <table:table-cell table:formula="of:=255*EXP(-(255-[.K8])/64)+5*(255-[.K8])/255" office:value-type="float" office:value="16.4604083161582">
            <text:p>16.46</text:p>
          </table:table-cell>
          <table:table-cell/>
          <table:table-cell office:value-type="float" office:value="63">
            <text:p>63</text:p>
          </table:table-cell>
          <table:table-cell table:formula="of:=([.N8]/256)^0.5*256" office:value-type="float" office:value="126.9960629311">
            <text:p>127</text:p>
          </table:table-cell>
          <table:table-cell/>
          <table:table-cell office:value-type="float" office:value="63">
            <text:p>63</text:p>
          </table:table-cell>
          <table:table-cell table:formula="of:=([.Q8]/256)^1.5*256" office:value-type="float" office:value="31.2529373619505">
            <text:p>31.25</text:p>
          </table:table-cell>
          <table:table-cell/>
          <table:table-cell office:value-type="float" office:value="23">
            <text:p>23</text:p>
          </table:table-cell>
          <table:table-cell table:formula="of:=([.T8]/256)^[.$U$1]*256" office:value-type="float" office:value="0.364524710422267">
            <text:p>0.36</text:p>
          </table:table-cell>
          <table:table-cell table:formula="of:=([.T8]/256)^[.$V$1]*256" office:value-type="float" office:value="104.96160849495">
            <text:p>104.96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B9]" office:value-type="float" office:value="79">
            <text:p>79</text:p>
          </table:table-cell>
          <table:table-cell/>
          <table:table-cell office:value-type="float" office:value="79">
            <text:p>79</text:p>
          </table:table-cell>
          <table:table-cell table:formula="of:=[.E9]*[.E9]/255" office:value-type="float" office:value="24.4745098039216">
            <text:p>24.47</text:p>
          </table:table-cell>
          <table:table-cell/>
          <table:table-cell office:value-type="float" office:value="79">
            <text:p>79</text:p>
          </table:table-cell>
          <table:table-cell table:formula="of:=255-255*EXP(-[.H9]/64)+5*[.H9]/255" office:value-type="float" office:value="182.339788925836">
            <text:p>182.34</text:p>
          </table:table-cell>
          <table:table-cell/>
          <table:table-cell office:value-type="float" office:value="79">
            <text:p>79</text:p>
          </table:table-cell>
          <table:table-cell table:formula="of:=255*EXP(-(255-[.K9])/64)+5*(255-[.K9])/255" office:value-type="float" office:value="19.7525849998673">
            <text:p>19.75</text:p>
          </table:table-cell>
          <table:table-cell/>
          <table:table-cell office:value-type="float" office:value="79">
            <text:p>79</text:p>
          </table:table-cell>
          <table:table-cell table:formula="of:=([.N9]/256)^0.5*256" office:value-type="float" office:value="142.211110677049">
            <text:p>142.21</text:p>
          </table:table-cell>
          <table:table-cell/>
          <table:table-cell office:value-type="float" office:value="79">
            <text:p>79</text:p>
          </table:table-cell>
          <table:table-cell table:formula="of:=([.Q9]/256)^1.5*256" office:value-type="float" office:value="43.8854599354957">
            <text:p>43.89</text:p>
          </table:table-cell>
          <table:table-cell/>
          <table:table-cell office:value-type="float" office:value="31">
            <text:p>31</text:p>
          </table:table-cell>
          <table:table-cell table:formula="of:=([.T9]/256)^[.$U$1]*256" office:value-type="float" office:value="0.820977144683415">
            <text:p>0.82</text:p>
          </table:table-cell>
          <table:table-cell table:formula="of:=([.T9]/256)^[.$V$1]*256" office:value-type="float" office:value="117.218188335921">
            <text:p>117.22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B10]" office:value-type="float" office:value="95">
            <text:p>95</text:p>
          </table:table-cell>
          <table:table-cell/>
          <table:table-cell office:value-type="float" office:value="95">
            <text:p>95</text:p>
          </table:table-cell>
          <table:table-cell table:formula="of:=[.E10]*[.E10]/255" office:value-type="float" office:value="35.3921568627451">
            <text:p>35.39</text:p>
          </table:table-cell>
          <table:table-cell/>
          <table:table-cell office:value-type="float" office:value="95">
            <text:p>95</text:p>
          </table:table-cell>
          <table:table-cell table:formula="of:=255-255*EXP(-[.H10]/64)+5*[.H10]/255" office:value-type="float" office:value="199.068538131766">
            <text:p>199.07</text:p>
          </table:table-cell>
          <table:table-cell/>
          <table:table-cell office:value-type="float" office:value="95">
            <text:p>95</text:p>
          </table:table-cell>
          <table:table-cell table:formula="of:=255*EXP(-(255-[.K10])/64)+5*(255-[.K10])/255" office:value-type="float" office:value="24.068929551055">
            <text:p>24.07</text:p>
          </table:table-cell>
          <table:table-cell/>
          <table:table-cell office:value-type="float" office:value="95">
            <text:p>95</text:p>
          </table:table-cell>
          <table:table-cell table:formula="of:=([.N10]/256)^0.5*256" office:value-type="float" office:value="155.948709516943">
            <text:p>155.95</text:p>
          </table:table-cell>
          <table:table-cell/>
          <table:table-cell office:value-type="float" office:value="95">
            <text:p>95</text:p>
          </table:table-cell>
          <table:table-cell table:formula="of:=([.Q10]/256)^1.5*256" office:value-type="float" office:value="57.8715914223032">
            <text:p>57.87</text:p>
          </table:table-cell>
          <table:table-cell/>
          <table:table-cell office:value-type="float" office:value="47">
            <text:p>47</text:p>
          </table:table-cell>
          <table:table-cell table:formula="of:=([.T10]/256)^[.$U$1]*256" office:value-type="float" office:value="2.54643991554222">
            <text:p>2.55</text:p>
          </table:table-cell>
          <table:table-cell table:formula="of:=([.T10]/256)^[.$V$1]*256" office:value-type="float" office:value="136.731124517792">
            <text:p>136.73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B11]" office:value-type="float" office:value="111">
            <text:p>111</text:p>
          </table:table-cell>
          <table:table-cell/>
          <table:table-cell office:value-type="float" office:value="111">
            <text:p>111</text:p>
          </table:table-cell>
          <table:table-cell table:formula="of:=[.E11]*[.E11]/255" office:value-type="float" office:value="48.3176470588235">
            <text:p>48.32</text:p>
          </table:table-cell>
          <table:table-cell/>
          <table:table-cell office:value-type="float" office:value="111">
            <text:p>111</text:p>
          </table:table-cell>
          <table:table-cell table:formula="of:=255-255*EXP(-[.H11]/64)+5*[.H11]/255" office:value-type="float" office:value="212.166296945911">
            <text:p>212.17</text:p>
          </table:table-cell>
          <table:table-cell/>
          <table:table-cell office:value-type="float" office:value="111">
            <text:p>111</text:p>
          </table:table-cell>
          <table:table-cell table:formula="of:=255*EXP(-(255-[.K11])/64)+5*(255-[.K11])/255" office:value-type="float" office:value="29.7003316750401">
            <text:p>29.7</text:p>
          </table:table-cell>
          <table:table-cell/>
          <table:table-cell office:value-type="float" office:value="111">
            <text:p>111</text:p>
          </table:table-cell>
          <table:table-cell table:formula="of:=([.N11]/256)^0.5*256" office:value-type="float" office:value="168.570460045644">
            <text:p>168.57</text:p>
          </table:table-cell>
          <table:table-cell/>
          <table:table-cell office:value-type="float" office:value="111">
            <text:p>111</text:p>
          </table:table-cell>
          <table:table-cell table:formula="of:=([.Q11]/256)^1.5*256" office:value-type="float" office:value="73.0910979104159">
            <text:p>73.09</text:p>
          </table:table-cell>
          <table:table-cell/>
          <table:table-cell office:value-type="float" office:value="63">
            <text:p>63</text:p>
          </table:table-cell>
          <table:table-cell table:formula="of:=([.T11]/256)^[.$U$1]*256" office:value-type="float" office:value="5.64980624291037">
            <text:p>5.65</text:p>
          </table:table-cell>
          <table:table-cell table:formula="of:=([.T11]/256)^[.$V$1]*256" office:value-type="float" office:value="152.38674109625">
            <text:p>152.39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B12]" office:value-type="float" office:value="127">
            <text:p>127</text:p>
          </table:table-cell>
          <table:table-cell/>
          <table:table-cell office:value-type="float" office:value="127">
            <text:p>127</text:p>
          </table:table-cell>
          <table:table-cell table:formula="of:=[.E12]*[.E12]/255" office:value-type="float" office:value="63.2509803921569">
            <text:p>63.25</text:p>
          </table:table-cell>
          <table:table-cell/>
          <table:table-cell office:value-type="float" office:value="127">
            <text:p>127</text:p>
          </table:table-cell>
          <table:table-cell table:formula="of:=255-255*EXP(-[.H12]/64)+5*[.H12]/255" office:value-type="float" office:value="222.436237599609">
            <text:p>222.44</text:p>
          </table:table-cell>
          <table:table-cell/>
          <table:table-cell office:value-type="float" office:value="127">
            <text:p>127</text:p>
          </table:table-cell>
          <table:table-cell table:formula="of:=255*EXP(-(255-[.K12])/64)+5*(255-[.K12])/255" office:value-type="float" office:value="37.0203011469049">
            <text:p>37.02</text:p>
          </table:table-cell>
          <table:table-cell/>
          <table:table-cell office:value-type="float" office:value="127">
            <text:p>127</text:p>
          </table:table-cell>
          <table:table-cell table:formula="of:=([.N12]/256)^0.5*256" office:value-type="float" office:value="180.310842713354">
            <text:p>180.31</text:p>
          </table:table-cell>
          <table:table-cell/>
          <table:table-cell office:value-type="float" office:value="127">
            <text:p>127</text:p>
          </table:table-cell>
          <table:table-cell table:formula="of:=([.Q12]/256)^1.5*256" office:value-type="float" office:value="89.4510821273281">
            <text:p>89.45</text:p>
          </table:table-cell>
          <table:table-cell/>
          <table:table-cell office:value-type="float" office:value="79">
            <text:p>79</text:p>
          </table:table-cell>
          <table:table-cell table:formula="of:=([.T12]/256)^[.$U$1]*256" office:value-type="float" office:value="10.4561775222572">
            <text:p>10.46</text:p>
          </table:table-cell>
          <table:table-cell table:formula="of:=([.T12]/256)^[.$V$1]*256" office:value-type="float" office:value="165.696449253143">
            <text:p>165.7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[.B13]" office:value-type="float" office:value="143">
            <text:p>143</text:p>
          </table:table-cell>
          <table:table-cell/>
          <table:table-cell office:value-type="float" office:value="143">
            <text:p>143</text:p>
          </table:table-cell>
          <table:table-cell table:formula="of:=[.E13]*[.E13]/255" office:value-type="float" office:value="80.1921568627451">
            <text:p>80.19</text:p>
          </table:table-cell>
          <table:table-cell/>
          <table:table-cell office:value-type="float" office:value="143">
            <text:p>143</text:p>
          </table:table-cell>
          <table:table-cell table:formula="of:=255-255*EXP(-[.H13]/64)+5*[.H13]/255" office:value-type="float" office:value="230.503871255568">
            <text:p>230.5</text:p>
          </table:table-cell>
          <table:table-cell/>
          <table:table-cell office:value-type="float" office:value="143">
            <text:p>143</text:p>
          </table:table-cell>
          <table:table-cell table:formula="of:=255*EXP(-(255-[.K13])/64)+5*(255-[.K13])/255" office:value-type="float" office:value="46.5084340112361">
            <text:p>46.51</text:p>
          </table:table-cell>
          <table:table-cell/>
          <table:table-cell office:value-type="float" office:value="143">
            <text:p>143</text:p>
          </table:table-cell>
          <table:table-cell table:formula="of:=([.N13]/256)^0.5*256" office:value-type="float" office:value="191.332171889622">
            <text:p>191.33</text:p>
          </table:table-cell>
          <table:table-cell/>
          <table:table-cell office:value-type="float" office:value="143">
            <text:p>143</text:p>
          </table:table-cell>
          <table:table-cell table:formula="of:=([.Q13]/256)^1.5*256" office:value-type="float" office:value="106.876955391469">
            <text:p>106.88</text:p>
          </table:table-cell>
          <table:table-cell/>
          <table:table-cell office:value-type="float" office:value="95">
            <text:p>95</text:p>
          </table:table-cell>
          <table:table-cell table:formula="of:=([.T13]/256)^[.$U$1]*256" office:value-type="float" office:value="17.267738615492">
            <text:p>17.27</text:p>
          </table:table-cell>
          <table:table-cell table:formula="of:=([.T13]/256)^[.$V$1]*256" office:value-type="float" office:value="177.398078775295">
            <text:p>177.4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[.B14]" office:value-type="float" office:value="159">
            <text:p>159</text:p>
          </table:table-cell>
          <table:table-cell/>
          <table:table-cell office:value-type="float" office:value="159">
            <text:p>159</text:p>
          </table:table-cell>
          <table:table-cell table:formula="of:=[.E14]*[.E14]/255" office:value-type="float" office:value="99.1411764705882">
            <text:p>99.14</text:p>
          </table:table-cell>
          <table:table-cell/>
          <table:table-cell office:value-type="float" office:value="159">
            <text:p>159</text:p>
          </table:table-cell>
          <table:table-cell table:formula="of:=255-255*EXP(-[.H14]/64)+5*[.H14]/255" office:value-type="float" office:value="236.856346497124">
            <text:p>236.86</text:p>
          </table:table-cell>
          <table:table-cell/>
          <table:table-cell office:value-type="float" office:value="159">
            <text:p>159</text:p>
          </table:table-cell>
          <table:table-cell table:formula="of:=255*EXP(-(255-[.K14])/64)+5*(255-[.K14])/255" office:value-type="float" office:value="58.7805437790261">
            <text:p>58.78</text:p>
          </table:table-cell>
          <table:table-cell/>
          <table:table-cell office:value-type="float" office:value="159">
            <text:p>159</text:p>
          </table:table-cell>
          <table:table-cell table:formula="of:=([.N14]/256)^0.5*256" office:value-type="float" office:value="201.752323406696">
            <text:p>201.75</text:p>
          </table:table-cell>
          <table:table-cell/>
          <table:table-cell office:value-type="float" office:value="159">
            <text:p>159</text:p>
          </table:table-cell>
          <table:table-cell table:formula="of:=([.Q14]/256)^1.5*256" office:value-type="float" office:value="125.307107115878">
            <text:p>125.31</text:p>
          </table:table-cell>
          <table:table-cell/>
          <table:table-cell office:value-type="float" office:value="111">
            <text:p>111</text:p>
          </table:table-cell>
          <table:table-cell table:formula="of:=([.T14]/256)^[.$U$1]*256" office:value-type="float" office:value="26.3697347903196">
            <text:p>26.37</text:p>
          </table:table-cell>
          <table:table-cell table:formula="of:=([.T14]/256)^[.$V$1]*256" office:value-type="float" office:value="187.914667687244">
            <text:p>187.91</text:p>
          </table:table-cell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[.B15]" office:value-type="float" office:value="175">
            <text:p>175</text:p>
          </table:table-cell>
          <table:table-cell/>
          <table:table-cell office:value-type="float" office:value="175">
            <text:p>175</text:p>
          </table:table-cell>
          <table:table-cell table:formula="of:=[.E15]*[.E15]/255" office:value-type="float" office:value="120.098039215686">
            <text:p>120.1</text:p>
          </table:table-cell>
          <table:table-cell/>
          <table:table-cell office:value-type="float" office:value="175">
            <text:p>175</text:p>
          </table:table-cell>
          <table:table-cell table:formula="of:=255-255*EXP(-[.H15]/64)+5*[.H15]/255" office:value-type="float" office:value="241.873055022452">
            <text:p>241.87</text:p>
          </table:table-cell>
          <table:table-cell/>
          <table:table-cell office:value-type="float" office:value="175">
            <text:p>175</text:p>
          </table:table-cell>
          <table:table-cell table:formula="of:=255*EXP(-(255-[.K15])/64)+5*(255-[.K15])/255" office:value-type="float" office:value="74.6273506503289">
            <text:p>74.63</text:p>
          </table:table-cell>
          <table:table-cell/>
          <table:table-cell office:value-type="float" office:value="175">
            <text:p>175</text:p>
          </table:table-cell>
          <table:table-cell table:formula="of:=([.N15]/256)^0.5*256" office:value-type="float" office:value="211.660104885167">
            <text:p>211.66</text:p>
          </table:table-cell>
          <table:table-cell/>
          <table:table-cell office:value-type="float" office:value="175">
            <text:p>175</text:p>
          </table:table-cell>
          <table:table-cell table:formula="of:=([.Q15]/256)^1.5*256" office:value-type="float" office:value="144.689524823845">
            <text:p>144.69</text:p>
          </table:table-cell>
          <table:table-cell/>
          <table:table-cell office:value-type="float" office:value="127">
            <text:p>127</text:p>
          </table:table-cell>
          <table:table-cell table:formula="of:=([.T15]/256)^[.$U$1]*256" office:value-type="float" office:value="38.0341207251447">
            <text:p>38.03</text:p>
          </table:table-cell>
          <table:table-cell table:formula="of:=([.T15]/256)^[.$V$1]*256" office:value-type="float" office:value="197.514304982981">
            <text:p>197.51</text:p>
          </table:table-cell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[.B16]" office:value-type="float" office:value="191">
            <text:p>191</text:p>
          </table:table-cell>
          <table:table-cell/>
          <table:table-cell office:value-type="float" office:value="191">
            <text:p>191</text:p>
          </table:table-cell>
          <table:table-cell table:formula="of:=[.E16]*[.E16]/255" office:value-type="float" office:value="143.062745098039">
            <text:p>143.06</text:p>
          </table:table-cell>
          <table:table-cell/>
          <table:table-cell office:value-type="float" office:value="191">
            <text:p>191</text:p>
          </table:table-cell>
          <table:table-cell table:formula="of:=255-255*EXP(-[.H16]/64)+5*[.H16]/255" office:value-type="float" office:value="245.84946738318">
            <text:p>245.85</text:p>
          </table:table-cell>
          <table:table-cell/>
          <table:table-cell office:value-type="float" office:value="191">
            <text:p>191</text:p>
          </table:table-cell>
          <table:table-cell table:formula="of:=255*EXP(-(255-[.K16])/64)+5*(255-[.K16])/255" office:value-type="float" office:value="95.0641594595021">
            <text:p>95.06</text:p>
          </table:table-cell>
          <table:table-cell/>
          <table:table-cell office:value-type="float" office:value="191">
            <text:p>191</text:p>
          </table:table-cell>
          <table:table-cell table:formula="of:=([.N16]/256)^0.5*256" office:value-type="float" office:value="221.124399377364">
            <text:p>221.12</text:p>
          </table:table-cell>
          <table:table-cell/>
          <table:table-cell office:value-type="float" office:value="191">
            <text:p>191</text:p>
          </table:table-cell>
          <table:table-cell table:formula="of:=([.Q16]/256)^1.5*256" office:value-type="float" office:value="164.979532347955">
            <text:p>164.98</text:p>
          </table:table-cell>
          <table:table-cell/>
          <table:table-cell office:value-type="float" office:value="127">
            <text:p>127</text:p>
          </table:table-cell>
          <table:table-cell table:formula="of:=([.T16]/256)^[.$U$1]*256" office:value-type="float" office:value="38.0341207251447">
            <text:p>38.03</text:p>
          </table:table-cell>
          <table:table-cell table:formula="of:=([.T16]/256)^[.$V$1]*256" office:value-type="float" office:value="197.514304982981">
            <text:p>197.51</text:p>
          </table:table-cell>
        </table:table-row>
        <table:table-row table:style-name="ro1">
          <table:table-cell/>
          <table:table-cell office:value-type="float" office:value="207">
            <text:p>207</text:p>
          </table:table-cell>
          <table:table-cell table:formula="of:=[.B17]" office:value-type="float" office:value="207">
            <text:p>207</text:p>
          </table:table-cell>
          <table:table-cell/>
          <table:table-cell office:value-type="float" office:value="207">
            <text:p>207</text:p>
          </table:table-cell>
          <table:table-cell table:formula="of:=[.E17]*[.E17]/255" office:value-type="float" office:value="168.035294117647">
            <text:p>168.04</text:p>
          </table:table-cell>
          <table:table-cell/>
          <table:table-cell office:value-type="float" office:value="207">
            <text:p>207</text:p>
          </table:table-cell>
          <table:table-cell table:formula="of:=255-255*EXP(-[.H17]/64)+5*[.H17]/255" office:value-type="float" office:value="249.015696276291">
            <text:p>249.02</text:p>
          </table:table-cell>
          <table:table-cell/>
          <table:table-cell office:value-type="float" office:value="207">
            <text:p>207</text:p>
          </table:table-cell>
          <table:table-cell table:formula="of:=255*EXP(-(255-[.K17])/64)+5*(255-[.K17])/255" office:value-type="float" office:value="121.394647419547">
            <text:p>121.39</text:p>
          </table:table-cell>
          <table:table-cell/>
          <table:table-cell office:value-type="float" office:value="207">
            <text:p>207</text:p>
          </table:table-cell>
          <table:table-cell table:formula="of:=([.N17]/256)^0.5*256" office:value-type="float" office:value="230.199913119011">
            <text:p>230.2</text:p>
          </table:table-cell>
          <table:table-cell/>
          <table:table-cell office:value-type="float" office:value="207">
            <text:p>207</text:p>
          </table:table-cell>
          <table:table-cell table:formula="of:=([.Q17]/256)^1.5*256" office:value-type="float" office:value="186.138210998575">
            <text:p>186.14</text:p>
          </table:table-cell>
          <table:table-cell/>
          <table:table-cell office:value-type="float" office:value="159">
            <text:p>159</text:p>
          </table:table-cell>
          <table:table-cell table:formula="of:=([.T17]/256)^[.$U$1]*256" office:value-type="float" office:value="70.0853808723018">
            <text:p>70.09</text:p>
          </table:table-cell>
          <table:table-cell table:formula="of:=([.T17]/256)^[.$V$1]*256" office:value-type="float" office:value="214.638741939887">
            <text:p>214.64</text:p>
          </table:table-cell>
        </table:table-row>
        <table:table-row table:style-name="ro1">
          <table:table-cell/>
          <table:table-cell office:value-type="float" office:value="223">
            <text:p>223</text:p>
          </table:table-cell>
          <table:table-cell table:formula="of:=[.B18]" office:value-type="float" office:value="223">
            <text:p>223</text:p>
          </table:table-cell>
          <table:table-cell/>
          <table:table-cell office:value-type="float" office:value="223">
            <text:p>223</text:p>
          </table:table-cell>
          <table:table-cell table:formula="of:=[.E18]*[.E18]/255" office:value-type="float" office:value="195.01568627451">
            <text:p>195.02</text:p>
          </table:table-cell>
          <table:table-cell/>
          <table:table-cell office:value-type="float" office:value="223">
            <text:p>223</text:p>
          </table:table-cell>
          <table:table-cell table:formula="of:=255-255*EXP(-[.H18]/64)+5*[.H18]/255" office:value-type="float" office:value="251.550953650392">
            <text:p>251.55</text:p>
          </table:table-cell>
          <table:table-cell/>
          <table:table-cell office:value-type="float" office:value="223">
            <text:p>223</text:p>
          </table:table-cell>
          <table:table-cell table:formula="of:=255*EXP(-(255-[.K18])/64)+5*(255-[.K18])/255" office:value-type="float" office:value="155.292769207114">
            <text:p>155.29</text:p>
          </table:table-cell>
          <table:table-cell/>
          <table:table-cell office:value-type="float" office:value="223">
            <text:p>223</text:p>
          </table:table-cell>
          <table:table-cell table:formula="of:=([.N18]/256)^0.5*256" office:value-type="float" office:value="238.930952369089">
            <text:p>238.93</text:p>
          </table:table-cell>
          <table:table-cell/>
          <table:table-cell office:value-type="float" office:value="223">
            <text:p>223</text:p>
          </table:table-cell>
          <table:table-cell table:formula="of:=([.Q18]/256)^1.5*256" office:value-type="float" office:value="208.131259290261">
            <text:p>208.13</text:p>
          </table:table-cell>
          <table:table-cell/>
          <table:table-cell office:value-type="float" office:value="191">
            <text:p>191</text:p>
          </table:table-cell>
          <table:table-cell table:formula="of:=([.T18]/256)^[.$U$1]*256" office:value-type="float" office:value="115.408559040091">
            <text:p>115.41</text:p>
          </table:table-cell>
          <table:table-cell table:formula="of:=([.T18]/256)^[.$V$1]*256" office:value-type="float" office:value="229.706626642968">
            <text:p>229.71</text:p>
          </table:table-cell>
        </table:table-row>
        <table:table-row table:style-name="ro1">
          <table:table-cell/>
          <table:table-cell office:value-type="float" office:value="239">
            <text:p>239</text:p>
          </table:table-cell>
          <table:table-cell table:formula="of:=[.B19]" office:value-type="float" office:value="239">
            <text:p>239</text:p>
          </table:table-cell>
          <table:table-cell/>
          <table:table-cell office:value-type="float" office:value="239">
            <text:p>239</text:p>
          </table:table-cell>
          <table:table-cell table:formula="of:=[.E19]*[.E19]/255" office:value-type="float" office:value="224.003921568627">
            <text:p>224</text:p>
          </table:table-cell>
          <table:table-cell/>
          <table:table-cell office:value-type="float" office:value="239">
            <text:p>239</text:p>
          </table:table-cell>
          <table:table-cell table:formula="of:=255-255*EXP(-[.H19]/64)+5*[.H19]/255" office:value-type="float" office:value="253.594809911391">
            <text:p>253.59</text:p>
          </table:table-cell>
          <table:table-cell/>
          <table:table-cell office:value-type="float" office:value="239">
            <text:p>239</text:p>
          </table:table-cell>
          <table:table-cell table:formula="of:=255*EXP(-(255-[.K19])/64)+5*(255-[.K19])/255" office:value-type="float" office:value="198.907925173404">
            <text:p>198.91</text:p>
          </table:table-cell>
          <table:table-cell/>
          <table:table-cell office:value-type="float" office:value="239">
            <text:p>239</text:p>
          </table:table-cell>
          <table:table-cell table:formula="of:=([.N19]/256)^0.5*256" office:value-type="float" office:value="247.353997339845">
            <text:p>247.35</text:p>
          </table:table-cell>
          <table:table-cell/>
          <table:table-cell office:value-type="float" office:value="239">
            <text:p>239</text:p>
          </table:table-cell>
          <table:table-cell table:formula="of:=([.Q19]/256)^1.5*256" office:value-type="float" office:value="230.928145953996">
            <text:p>230.93</text:p>
          </table:table-cell>
          <table:table-cell/>
          <table:table-cell office:value-type="float" office:value="223">
            <text:p>223</text:p>
          </table:table-cell>
          <table:table-cell table:formula="of:=([.T19]/256)^[.$U$1]*256" office:value-type="float" office:value="175.88001223317">
            <text:p>175.88</text:p>
          </table:table-cell>
          <table:table-cell table:formula="of:=([.T19]/256)^[.$V$1]*256" office:value-type="float" office:value="243.25623321425">
            <text:p>243.26</text:p>
          </table:table-cell>
        </table:table-row>
        <table:table-row table:style-name="ro1">
          <table:table-cell/>
          <table:table-cell office:value-type="float" office:value="255">
            <text:p>255</text:p>
          </table:table-cell>
          <table:table-cell table:formula="of:=[.B20]" office:value-type="float" office:value="255">
            <text:p>255</text:p>
          </table:table-cell>
          <table:table-cell/>
          <table:table-cell office:value-type="float" office:value="255">
            <text:p>255</text:p>
          </table:table-cell>
          <table:table-cell table:formula="of:=[.E20]*[.E20]/255" office:value-type="float" office:value="255">
            <text:p>255</text:p>
          </table:table-cell>
          <table:table-cell/>
          <table:table-cell office:value-type="float" office:value="255">
            <text:p>255</text:p>
          </table:table-cell>
          <table:table-cell table:formula="of:=255-255*EXP(-[.H20]/64)+5*[.H20]/255" office:value-type="float" office:value="255.255962600704">
            <text:p>255.26</text:p>
          </table:table-cell>
          <table:table-cell/>
          <table:table-cell office:value-type="float" office:value="255">
            <text:p>255</text:p>
          </table:table-cell>
          <table:table-cell table:formula="of:=255*EXP(-(255-[.K20])/64)+5*(255-[.K20])/255" office:value-type="float" office:value="255">
            <text:p>255</text:p>
          </table:table-cell>
          <table:table-cell/>
          <table:table-cell office:value-type="float" office:value="255">
            <text:p>255</text:p>
          </table:table-cell>
          <table:table-cell table:formula="of:=([.N20]/256)^0.5*256" office:value-type="float" office:value="255.499510762741">
            <text:p>255.5</text:p>
          </table:table-cell>
          <table:table-cell/>
          <table:table-cell office:value-type="float" office:value="255">
            <text:p>255</text:p>
          </table:table-cell>
          <table:table-cell table:formula="of:=([.Q20]/256)^1.5*256" office:value-type="float" office:value="254.501465798824">
            <text:p>254.5</text:p>
          </table:table-cell>
          <table:table-cell/>
          <table:table-cell office:value-type="float" office:value="255">
            <text:p>255</text:p>
          </table:table-cell>
          <table:table-cell table:formula="of:=([.T20]/256)^[.$U$1]*256" office:value-type="float" office:value="253.289128931249">
            <text:p>253.29</text:p>
          </table:table-cell>
          <table:table-cell table:formula="of:=([.T20]/256)^[.$V$1]*256" office:value-type="float" office:value="255.629543757803">
            <text:p>255.63</text:p>
          </table:table-cell>
        </table:table-row>
        <table:table-row table:style-name="ro1">
          <table:table-cell table:number-columns-repeated="10"/>
          <table:table-cell>
            <draw:frame table:end-cell-address="Sheet1.M34" table:end-x="0.7693in" table:end-y="0.1579in" draw:z-index="3" draw:style-name="gr1" draw:text-style-name="P1" svg:width="2.4587in" svg:height="2.3012in" svg:x="0.0886in" svg:y="0.1681in">
              <draw:object draw:notify-on-update-of-ranges="Sheet1.K4:Sheet1.K20 Sheet1.L4:Sheet1.L2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7"/>
          <table:table-cell>
            <draw:frame table:end-cell-address="Sheet1.K35" table:end-x="0.0665in" table:end-y="0.126in" draw:z-index="2" draw:style-name="gr1" draw:text-style-name="P1" svg:width="2.4587in" svg:height="2.3012in" svg:x="0.2752in" svg:y="0.1362in">
              <draw:object draw:notify-on-update-of-ranges="Sheet1.H4:Sheet1.H20 Sheet1.I4:Sheet1.I2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heet1.P35" table:end-x="0.8343in" table:end-y="0.0319in" draw:z-index="4" draw:style-name="gr1" draw:text-style-name="P1" svg:width="2.4587in" svg:height="2.3012in" svg:x="0.1535in" svg:y="0.0421in">
              <draw:object draw:notify-on-update-of-ranges="Sheet1.N4:Sheet1.N20 Sheet1.O4:Sheet1.O2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>
            <draw:frame table:end-cell-address="Sheet1.S34" table:end-x="0.6811in" table:end-y="0.1681in" draw:z-index="5" draw:style-name="gr1" draw:text-style-name="P1" svg:width="2.4587in" svg:height="2.3012in" svg:x="0.0004in" svg:y="0.0004in">
              <draw:object draw:notify-on-update-of-ranges="Sheet1.Q4:Sheet1.Q20 Sheet1.R4:Sheet1.R20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  <table:table-cell>
            <draw:frame table:end-cell-address="Sheet1.V34" table:end-x="0.6811in" table:end-y="0.1681in" draw:z-index="6" draw:style-name="gr1" draw:text-style-name="P1" svg:width="2.4587in" svg:height="2.3012in" svg:x="0.0004in" svg:y="0.0004in">
              <draw:object draw:notify-on-update-of-ranges="Sheet1.T4:Sheet1.T20 Sheet1.U4:Sheet1.U20 Sheet1.V4:Sheet1.V20 Sheet1.T4:Sheet1.T2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>
            <draw:frame table:end-cell-address="Sheet1.D36" table:end-x="0.7685in" table:end-y="0.0528in" draw:z-index="0" draw:style-name="gr1" draw:text-style-name="P1" svg:width="2.4587in" svg:height="2.3012in" svg:x="0.0878in" svg:y="0.063in">
              <draw:object draw:notify-on-update-of-ranges="Sheet1.B4:Sheet1.B20 Sheet1.C4:Sheet1.C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Sheet1.G36" table:end-x="0.7583in" table:end-y="0.0114in" draw:z-index="1" draw:style-name="gr1" draw:text-style-name="P1" svg:width="2.4587in" svg:height="2.3012in" svg:x="0.0776in" svg:y="0.0217in">
              <draw:object draw:notify-on-update-of-ranges="Sheet1.E4:Sheet1.E20 Sheet1.F4:Sheet1.F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12">
          <table:table-cell table:number-columns-repeated="22"/>
        </table:table-row>
        <table:table-row table:style-name="ro1">
          <table:table-cell table:number-columns-repeated="19"/>
          <table:table-cell office:value-type="string">
            <text:p>Range:</text:p>
          </table:table-cell>
          <table:table-cell office:value-type="float" office:value="1">
            <text:p>1</text:p>
          </table:table-cell>
          <table:table-cell table:formula="of:=EXP([.U36]-5)" office:value-type="float" office:value="0.0183156388887342">
            <text:p>0.02</text:p>
          </table:table-cell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EXP([.U37]-5)" office:value-type="float" office:value="0.049787068367864">
            <text:p>0.05</text:p>
          </table:table-cell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EXP([.U38]-5)" office:value-type="float" office:value="0.135335283236613">
            <text:p>0.14</text:p>
          </table:table-cell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EXP([.U39]-5)" office:value-type="float" office:value="0.367879441171442">
            <text:p>0.37</text:p>
          </table:table-cell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EXP([.U40]-5)" office:value-type="float" office:value="1">
            <text:p>1</text:p>
          </table:table-cell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EXP([.U41]-5)" office:value-type="float" office:value="2.71828182845904">
            <text:p>2.72</text:p>
          </table:table-cell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EXP([.U42]-5)" office:value-type="float" office:value="7.38905609893065">
            <text:p>7.39</text:p>
          </table:table-cell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EXP([.U43]-5)" office:value-type="float" office:value="20.0855369231877">
            <text:p>20.09</text:p>
          </table:table-cell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EXP([.U44]-5)" office:value-type="float" office:value="54.5981500331442">
            <text:p>54.6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19"/>
          <table:table-cell office:value-type="string">
            <text:p>int8_t range:</text:p>
          </table:table-cell>
          <table:table-cell office:value-type="float" office:value="-127">
            <text:p>-127</text:p>
          </table:table-cell>
          <table:table-cell table:formula="of:=EXP(2*[.U46]/127)" office:value-type="float" office:value="0.135335283236613">
            <text:p>0.14</text:p>
          </table:table-cell>
        </table:table-row>
        <table:table-row table:style-name="ro2">
          <table:table-cell table:number-columns-repeated="19"/>
          <table:table-cell office:value-type="string">
            <text:p>e^(2<text:span text:style-name="T1">*x</text:span>/127)</text:p>
          </table:table-cell>
          <table:table-cell office:value-type="float" office:value="-95">
            <text:p>-95</text:p>
          </table:table-cell>
          <table:table-cell table:formula="of:=EXP(2*[.U47]/127)" office:value-type="float" office:value="0.224010356879673">
            <text:p>0.22</text:p>
          </table:table-cell>
        </table:table-row>
        <table:table-row table:style-name="ro1">
          <table:table-cell table:number-columns-repeated="20"/>
          <table:table-cell office:value-type="float" office:value="-63">
            <text:p>-63</text:p>
          </table:table-cell>
          <table:table-cell table:formula="of:=EXP(2*[.U48]/127)" office:value-type="float" office:value="0.370787563961611">
            <text:p>0.37</text:p>
          </table:table-cell>
        </table:table-row>
        <table:table-row table:style-name="ro1">
          <table:table-cell table:number-columns-repeated="20"/>
          <table:table-cell office:value-type="float" office:value="-31">
            <text:p>-31</text:p>
          </table:table-cell>
          <table:table-cell table:formula="of:=EXP(2*[.U49]/127)" office:value-type="float" office:value="0.613736880310562">
            <text:p>0.61</text:p>
          </table:table-cell>
        </table:table-row>
        <table:table-row table:style-name="ro1">
          <table:table-cell table:number-columns-repeated="20"/>
          <table:table-cell office:value-type="float" office:value="0">
            <text:p>0</text:p>
          </table:table-cell>
          <table:table-cell table:formula="of:=EXP(2*[.U50]/127)" office:value-type="float" office:value="1">
            <text:p>1</text:p>
          </table:table-cell>
        </table:table-row>
        <table:table-row table:style-name="ro1">
          <table:table-cell table:number-columns-repeated="20"/>
          <table:table-cell office:value-type="float" office:value="31">
            <text:p>31</text:p>
          </table:table-cell>
          <table:table-cell table:formula="of:=EXP(2*[.U51]/127)" office:value-type="float" office:value="1.6293627319479">
            <text:p>1.63</text:p>
          </table:table-cell>
        </table:table-row>
        <table:table-row table:style-name="ro1">
          <table:table-cell table:number-columns-repeated="20"/>
          <table:table-cell office:value-type="float" office:value="63">
            <text:p>63</text:p>
          </table:table-cell>
          <table:table-cell table:formula="of:=EXP(2*[.U52]/127)" office:value-type="float" office:value="2.6969620807011">
            <text:p>2.7</text:p>
          </table:table-cell>
        </table:table-row>
        <table:table-row table:style-name="ro1">
          <table:table-cell table:number-columns-repeated="20"/>
          <table:table-cell office:value-type="float" office:value="95">
            <text:p>95</text:p>
          </table:table-cell>
          <table:table-cell table:formula="of:=EXP(2*[.U53]/127)" office:value-type="float" office:value="4.46407931280227">
            <text:p>4.46</text:p>
          </table:table-cell>
        </table:table-row>
        <table:table-row table:style-name="ro1">
          <table:table-cell table:number-columns-repeated="20"/>
          <table:table-cell office:value-type="float" office:value="127">
            <text:p>127</text:p>
          </table:table-cell>
          <table:table-cell table:formula="of:=EXP(2*[.U54]/127)" office:value-type="float" office:value="7.38905609893065">
            <text:p>7.39</text:p>
          </table:table-cell>
        </table:table-row>
      </table:table>
      <table:table table:name="Audio notes" table:style-name="ta1" table:print="false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>
            <text:p>Audio fact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>
            <text:p>The enveloper needs two stages to be accurate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Steven's power law</text:p>
          </table:table-cell>
          <table:table-cell table:number-columns-repeated="6"/>
          <table:table-cell office:value-type="string">
            <text:p>1's generates a target perceived volume based on a attack rate curve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>
            <text:p>2<text:span text:style-name="T2">nd</text:span> applies Steven's power law to lineralize perceived levels to drive levels</text:p>
          </table:table-cell>
          <table:table-cell table:number-columns-repeated="5"/>
          <table:table-cell>
            <draw:frame table:end-cell-address="'Audio notes'.S31" table:end-x="0.7874in" table:end-y="0.0665in" draw:z-index="0" draw:name="Graphics 1" draw:style-name="gr2" draw:text-style-name="P1" svg:width="4.3437in" svg:height="5.3898in" svg:x="0in" svg:y="0in">
              <draw:image xlink:href="Pictures/2000000700002B1A0000293E0D1572BD.svm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>
            <draw:frame table:end-cell-address="'Audio notes'.G17" table:end-x="0.1071in" table:end-y="0.1402in" draw:z-index="1" draw:name="Graphics 2" draw:style-name="gr2" draw:text-style-name="P1" svg:width="4.552in" svg:height="1.5626in" svg:x="0in" svg:y="0in">
              <draw:image xlink:href="Pictures/2000000700002D2B00000F82D59242F6.svm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If the shape modifier is the same shape as steven's law, leave out the calibration.</text:p>
          </table:table-cell>
          <table:table-cell table:number-columns-repeated="6"/>
        </table:table-row>
        <table:table-row table:style-name="ro1" table:number-rows-repeated="8">
          <table:table-cell table:number-columns-repeated="15"/>
        </table:table-row>
        <table:table-row table:style-name="ro3">
          <table:table-cell/>
          <table:table-cell table:style-name="ce2" office:value-type="string">
            <text:p>Continuum</text:p>
          </table:table-cell>
          <table:table-cell table:style-name="ce4" office:value-type="string">
            <text:p>Exponent ()</text:p>
            <draw:frame table:end-cell-address="'Audio notes'.C19" table:end-x="0.1039in" table:end-y="0.0933in" draw:z-index="2" draw:name="http://upload.wikimedia.org/math/0/c/c/0cc175b9c0f1b6a831c399e269772661.png" draw:style-name="gr2" draw:text-style-name="P1" svg:width="0.1039in" svg:height="0.0933in" svg:x="0in" svg:y="0in">
              <draw:image xlink:href="http://upload.wikimedia.org/math/0/c/c/0cc175b9c0f1b6a831c399e269772661.png" xlink:type="simple" xlink:show="embed" xlink:actuate="onLoad">
                <text:p/>
              </draw:image>
            </draw:frame>
          </table:table-cell>
          <table:table-cell table:style-name="ce4" office:value-type="string">
            <text:p>Stimulus condition</text:p>
          </table:table-cell>
          <table:table-cell table:number-columns-repeated="11"/>
        </table:table-row>
        <table:table-row table:style-name="ro4">
          <table:table-cell/>
          <table:table-cell table:style-name="ce3" office:value-type="string">
            <text:p>Loudness</text:p>
          </table:table-cell>
          <table:table-cell table:style-name="ce5" office:value-type="float" office:value="0.67">
            <text:p>0.67</text:p>
          </table:table-cell>
          <table:table-cell table:style-name="ce5" office:value-type="string">
            <text:p>Sound pressure of 3000 Hz tone</text:p>
          </table:table-cell>
          <table:table-cell table:number-columns-repeated="11"/>
        </table:table-row>
        <table:table-row table:style-name="ro4">
          <table:table-cell/>
          <table:table-cell table:style-name="ce3" office:value-type="string">
            <text:p>Vibration</text:p>
          </table:table-cell>
          <table:table-cell table:style-name="ce5" office:value-type="float" office:value="0.95">
            <text:p>0.95</text:p>
          </table:table-cell>
          <table:table-cell table:style-name="ce5" office:value-type="string">
            <text:p>Amplitude of 60 Hz on finger</text:p>
          </table:table-cell>
          <table:table-cell table:number-columns-repeated="11"/>
        </table:table-row>
        <table:table-row table:style-name="ro4">
          <table:table-cell/>
          <table:table-cell table:style-name="ce3" office:value-type="string">
            <text:p>Vibration</text:p>
          </table:table-cell>
          <table:table-cell table:style-name="ce5" office:value-type="float" office:value="0.6">
            <text:p>0.6</text:p>
          </table:table-cell>
          <table:table-cell table:style-name="ce5" office:value-type="string">
            <text:p>Amplitude of 250 Hz on finger</text:p>
          </table:table-cell>
          <table:table-cell table:number-columns-repeated="11"/>
        </table:table-row>
        <table:table-row table:style-name="ro3">
          <table:table-cell/>
          <table:table-cell table:style-name="ce3" office:value-type="string">
            <text:p>Brightness</text:p>
          </table:table-cell>
          <table:table-cell table:style-name="ce5" office:value-type="float" office:value="0.33">
            <text:p>0.33</text:p>
          </table:table-cell>
          <table:table-cell table:style-name="ce5" office:value-type="string">
            <text:p>5° target in dark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So when we increase linerly, we preceive ^.67 of it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I^a=y(I)/k or I = (y(I)/k)^1/a</text:p>
          </table:table-cell>
          <table:table-cell table:number-columns-repeated="13"/>
        </table:table-row>
      </table:table>
      <table:table table:name="Implementation" table:style-name="ta1" table:print="false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>
            <draw:frame table:end-cell-address="Implementation.K20" table:end-x="0.1862in" table:end-y="0.0921in" draw:z-index="0" draw:name="Graphics 3" draw:style-name="gr2" draw:text-style-name="P1" svg:width="8.1874in" svg:height="3.1146in" svg:x="0in" svg:y="0in">
              <draw:image xlink:href="Pictures/200000070000513D00001EE8BB0555D2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/>
          <table:table-cell office:value-type="string">
            <text:p>Each tick now must walk through a table rather than outputing directly. <text:s/>So, a table needs to be built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Table[255]=(x/256)^(e^(2*powerVariable/127))*256*ampVariable/256</text:p>
          </table:table-cell>
          <table:table-cell table:number-columns-repeated="7"/>
          <table:table-cell office:value-type="string">
            <text:p>Or, calculate it all on the fly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xt : (<text:span text:style-name="T1">B29</text:span>/256)^(e^((2*<text:span text:style-name="T3">C27</text:span>)/127))*256*<text:span text:style-name="T4">C28</text:span>/256</text:p>
          </table:table-cell>
          <table:table-cell table:number-columns-repeated="7"/>
          <table:table-cell office:value-type="string">
            <text:p>Each stage will reset the ms counter, then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werVar</text:p>
          </table:table-cell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mpVar</text:p>
          </table:table-cell>
          <table:table-cell office:value-type="float" office:value="256">
            <text:p>256</text:p>
          </table:table-cell>
          <table:table-cell table:number-columns-repeated="6"/>
          <table:table-cell office:value-type="string">
            <text:p>Time(ms)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([.B29]/256)^(EXP((2*[.$C$27])/127))*256*[.$C$28]/256" office:value-type="float" office:value="0">
            <text:p>0</text:p>
          </table:table-cell>
          <table:table-cell>
            <draw:frame table:end-cell-address="Implementation.G42" table:end-x="0.0661in" table:end-y="0.0169in" draw:z-index="1" draw:style-name="gr1" draw:text-style-name="P1" svg:width="2.4587in" svg:height="2.302in" svg:x="0.2744in" svg:y="0.0264in">
              <draw:object draw:notify-on-update-of-ranges="Implementation.B29:Implementation.B93 Implementation.C29:Implementation.C9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"/>
          <table:table-cell office:value-type="string">
            <text:p>PowerVar</text:p>
          </table:table-cell>
          <table:table-cell office:value-type="float" office:value="68">
            <text:p>68</text:p>
          </table:table-cell>
          <table:table-cell table:style-name="ce1">
            <draw:frame table:end-cell-address="Implementation.R42" table:end-x="0.0701in" table:end-y="0.0217in" draw:z-index="2" draw:style-name="gr1" draw:text-style-name="P1" svg:width="5.2343in" svg:height="2.3016in" svg:x="0.1701in" svg:y="0.0315in">
              <draw:object draw:notify-on-update-of-ranges="Implementation.J31:Implementation.J51 Implementation.K31:Implementation.K51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B30]/256)^(EXP((2*[.$C$27])/127))*256*[.$C$28]/256" office:value-type="float" office:value="0.00137396945383536">
            <text:p>0</text:p>
          </table:table-cell>
          <table:table-cell table:number-columns-repeated="6"/>
          <table:table-cell office:value-type="string">
            <text:p>AmpVar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B31]/256)^(EXP((2*[.$C$27])/127))*256*[.$C$28]/256" office:value-type="float" office:value="0.0103837500491422">
            <text:p>0.01</text:p>
          </table:table-cell>
          <table:table-cell table:number-columns-repeated="6"/>
          <table:table-cell office:value-type="float" office:value="0">
            <text:p>0</text:p>
          </table:table-cell>
          <table:table-cell table:formula="of:=([.J31]/[.$K$28])^(EXP((2*[.$K$29])/127))*256*[.$K$30]/256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[.B32]/256)^(EXP((2*[.$C$27])/127))*256*[.$C$28]/256" office:value-type="float" office:value="0.0338978316571865">
            <text:p>0.03</text:p>
          </table:table-cell>
          <table:table-cell table:number-columns-repeated="6"/>
          <table:table-cell office:value-type="float" office:value="50">
            <text:p>50</text:p>
          </table:table-cell>
          <table:table-cell table:formula="of:=([.J32]/[.$K$28])^(EXP((2*[.$K$29])/127))*256*[.$K$30]/256" office:value-type="float" office:value="0.0409220226723195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([.B33]/256)^(EXP((2*[.$C$27])/127))*256*[.$C$28]/256" office:value-type="float" office:value="0.0784750088745283">
            <text:p>0.08</text:p>
          </table:table-cell>
          <table:table-cell table:number-columns-repeated="6"/>
          <table:table-cell office:value-type="float" office:value="100">
            <text:p>100</text:p>
          </table:table-cell>
          <table:table-cell table:formula="of:=([.J33]/[.$K$28])^(EXP((2*[.$K$29])/127))*256*[.$K$30]/256" office:value-type="float" office:value="0.309267468609686">
            <text:p>0.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([.B34]/256)^(EXP((2*[.$C$27])/127))*256*[.$C$28]/256" office:value-type="float" office:value="0.150489311517412">
            <text:p>0.15</text:p>
          </table:table-cell>
          <table:table-cell table:number-columns-repeated="6"/>
          <table:table-cell office:value-type="float" office:value="150">
            <text:p>150</text:p>
          </table:table-cell>
          <table:table-cell table:formula="of:=([.J34]/[.$K$28])^(EXP((2*[.$K$29])/127))*256*[.$K$30]/256" office:value-type="float" office:value="1.00960602271444">
            <text:p>1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([.B35]/256)^(EXP((2*[.$C$27])/127))*256*[.$C$28]/256" office:value-type="float" office:value="0.256182268210966">
            <text:p>0.26</text:p>
          </table:table-cell>
          <table:table-cell table:number-columns-repeated="6"/>
          <table:table-cell office:value-type="float" office:value="200">
            <text:p>200</text:p>
          </table:table-cell>
          <table:table-cell table:formula="of:=([.J35]/[.$K$28])^(EXP((2*[.$K$29])/127))*256*[.$K$30]/256" office:value-type="float" office:value="2.33728346973769">
            <text:p>2.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([.B36]/256)^(EXP((2*[.$C$27])/127))*256*[.$C$28]/256" office:value-type="float" office:value="0.401692281915329">
            <text:p>0.4</text:p>
          </table:table-cell>
          <table:table-cell table:number-columns-repeated="6"/>
          <table:table-cell office:value-type="float" office:value="250">
            <text:p>250</text:p>
          </table:table-cell>
          <table:table-cell table:formula="of:=([.J36]/[.$K$28])^(EXP((2*[.$K$29])/127))*256*[.$K$30]/256" office:value-type="float" office:value="4.48214259834281">
            <text:p>4.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([.B37]/256)^(EXP((2*[.$C$27])/127))*256*[.$C$28]/256" office:value-type="float" office:value="0.593073503186454">
            <text:p>0.59</text:p>
          </table:table-cell>
          <table:table-cell table:number-columns-repeated="6"/>
          <table:table-cell office:value-type="float" office:value="300">
            <text:p>300</text:p>
          </table:table-cell>
          <table:table-cell table:formula="of:=([.J37]/[.$K$28])^(EXP((2*[.$K$29])/127))*256*[.$K$30]/256" office:value-type="float" office:value="7.6300798090607">
            <text:p>7.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([.B38]/256)^(EXP((2*[.$C$27])/127))*256*[.$C$28]/256" office:value-type="float" office:value="0.836308978959763">
            <text:p>0.84</text:p>
          </table:table-cell>
          <table:table-cell table:number-columns-repeated="6"/>
          <table:table-cell office:value-type="float" office:value="350">
            <text:p>350</text:p>
          </table:table-cell>
          <table:table-cell table:formula="of:=([.J38]/[.$K$28])^(EXP((2*[.$K$29])/127))*256*[.$K$30]/256" office:value-type="float" office:value="11.9639200288979">
            <text:p>11.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([.B39]/256)^(EXP((2*[.$C$27])/127))*256*[.$C$28]/256" office:value-type="float" office:value="1.13732033234237">
            <text:p>1.14</text:p>
          </table:table-cell>
          <table:table-cell table:number-columns-repeated="6"/>
          <table:table-cell office:value-type="float" office:value="400">
            <text:p>400</text:p>
          </table:table-cell>
          <table:table-cell table:formula="of:=([.J39]/[.$K$28])^(EXP((2*[.$K$29])/127))*256*[.$K$30]/256" office:value-type="float" office:value="17.6639788286415">
            <text:p>17.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([.B40]/256)^(EXP((2*[.$C$27])/127))*256*[.$C$28]/256" office:value-type="float" office:value="1.5019751808649">
            <text:p>1.5</text:p>
          </table:table-cell>
          <table:table-cell table:number-columns-repeated="6"/>
          <table:table-cell office:value-type="float" office:value="450">
            <text:p>450</text:p>
          </table:table-cell>
          <table:table-cell table:formula="of:=([.J40]/[.$K$28])^(EXP((2*[.$K$29])/127))*256*[.$K$30]/256" office:value-type="float" office:value="24.9084540435181">
            <text:p>24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([.B41]/256)^(EXP((2*[.$C$27])/127))*256*[.$C$28]/256" office:value-type="float" office:value="1.93609299879219">
            <text:p>1.94</text:p>
          </table:table-cell>
          <table:table-cell table:number-columns-repeated="6"/>
          <table:table-cell office:value-type="float" office:value="500">
            <text:p>500</text:p>
          </table:table-cell>
          <table:table-cell table:formula="of:=([.J41]/[.$K$28])^(EXP((2*[.$K$29])/127))*256*[.$K$30]/256" office:value-type="float" office:value="33.8737140741277">
            <text:p>33.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([.B42]/256)^(EXP((2*[.$C$27])/127))*256*[.$C$28]/256" office:value-type="float" office:value="2.44544986358479">
            <text:p>2.45</text:p>
          </table:table-cell>
          <table:table-cell table:number-columns-repeated="6"/>
          <table:table-cell office:value-type="float" office:value="550">
            <text:p>550</text:p>
          </table:table-cell>
          <table:table-cell table:formula="of:=([.J42]/[.$K$28])^(EXP((2*[.$K$29])/127))*256*[.$K$30]/256" office:value-type="float" office:value="44.7345188301251">
            <text:p>44.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([.B43]/256)^(EXP((2*[.$C$27])/127))*256*[.$C$28]/256" office:value-type="float" office:value="3.03578237524496">
            <text:p>3.04</text:p>
          </table:table-cell>
          <table:table-cell table:number-columns-repeated="6"/>
          <table:table-cell office:value-type="float" office:value="600">
            <text:p>600</text:p>
          </table:table-cell>
          <table:table-cell table:formula="of:=([.J43]/[.$K$28])^(EXP((2*[.$K$29])/127))*256*[.$K$30]/256" office:value-type="float" office:value="57.6641943320719">
            <text:p>57.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([.B44]/256)^(EXP((2*[.$C$27])/127))*256*[.$C$28]/256" office:value-type="float" office:value="3.71279094581268">
            <text:p>3.71</text:p>
          </table:table-cell>
          <table:table-cell table:number-columns-repeated="6"/>
          <table:table-cell office:value-type="float" office:value="650">
            <text:p>650</text:p>
          </table:table-cell>
          <table:table-cell table:formula="of:=([.J44]/[.$K$28])^(EXP((2*[.$K$29])/127))*256*[.$K$30]/256" office:value-type="float" office:value="72.8347740790668">
            <text:p>72.83</text:p>
          </table:table-cell>
          <table:table-cell/>
          <table:table-cell office:value-type="string">
            <text:p>Will have to implement a trigger at time now rather than amplitude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([.B45]/256)^(EXP((2*[.$C$27])/127))*256*[.$C$28]/256" office:value-type="float" office:value="4.48214259834281">
            <text:p>4.48</text:p>
          </table:table-cell>
          <table:table-cell table:number-columns-repeated="6"/>
          <table:table-cell office:value-type="float" office:value="700">
            <text:p>700</text:p>
          </table:table-cell>
          <table:table-cell table:formula="of:=([.J45]/[.$K$28])^(EXP((2*[.$K$29])/127))*256*[.$K$30]/256" office:value-type="float" office:value="90.4171157817371">
            <text:p>90.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([.B46]/256)^(EXP((2*[.$C$27])/127))*256*[.$C$28]/256" office:value-type="float" office:value="5.34947337654993">
            <text:p>5.35</text:p>
          </table:table-cell>
          <table:table-cell table:number-columns-repeated="6"/>
          <table:table-cell office:value-type="float" office:value="750">
            <text:p>750</text:p>
          </table:table-cell>
          <table:table-cell table:formula="of:=([.J46]/[.$K$28])^(EXP((2*[.$K$29])/127))*256*[.$K$30]/256" office:value-type="float" office:value="110.58099933591">
            <text:p>110.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([.B47]/256)^(EXP((2*[.$C$27])/127))*256*[.$C$28]/256" office:value-type="float" office:value="6.32039044036279">
            <text:p>6.32</text:p>
          </table:table-cell>
          <table:table-cell table:number-columns-repeated="6"/>
          <table:table-cell office:value-type="float" office:value="800">
            <text:p>800</text:p>
          </table:table-cell>
          <table:table-cell table:formula="of:=([.J47]/[.$K$28])^(EXP((2*[.$K$29])/127))*256*[.$K$30]/256" office:value-type="float" office:value="133.49521018677">
            <text:p>13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([.B48]/256)^(EXP((2*[.$C$27])/127))*256*[.$C$28]/256" office:value-type="float" office:value="7.40047390448664">
            <text:p>7.4</text:p>
          </table:table-cell>
          <table:table-cell table:number-columns-repeated="6"/>
          <table:table-cell office:value-type="float" office:value="850">
            <text:p>850</text:p>
          </table:table-cell>
          <table:table-cell table:formula="of:=([.J48]/[.$K$28])^(EXP((2*[.$K$29])/127))*256*[.$K$30]/256" office:value-type="float" office:value="159.327611097224">
            <text:p>159.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([.B49]/256)^(EXP((2*[.$C$27])/127))*256*[.$C$28]/256" office:value-type="float" office:value="8.59527846407687">
            <text:p>8.6</text:p>
          </table:table-cell>
          <table:table-cell table:number-columns-repeated="6"/>
          <table:table-cell office:value-type="float" office:value="900">
            <text:p>900</text:p>
          </table:table-cell>
          <table:table-cell table:formula="of:=([.J49]/[.$K$28])^(EXP((2*[.$K$29])/127))*256*[.$K$30]/256" office:value-type="float" office:value="188.245204561462">
            <text:p>188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([.B50]/256)^(EXP((2*[.$C$27])/127))*256*[.$C$28]/256" office:value-type="float" office:value="9.91033484212271">
            <text:p>9.91</text:p>
          </table:table-cell>
          <table:table-cell table:number-columns-repeated="6"/>
          <table:table-cell office:value-type="float" office:value="950">
            <text:p>950</text:p>
          </table:table-cell>
          <table:table-cell table:formula="of:=([.J50]/[.$K$28])^(EXP((2*[.$K$29])/127))*256*[.$K$30]/256" office:value-type="float" office:value="220.414187564318">
            <text:p>220.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([.B51]/256)^(EXP((2*[.$C$27])/127))*256*[.$C$28]/256" office:value-type="float" office:value="11.3511510860598">
            <text:p>11.35</text:p>
          </table:table-cell>
          <table:table-cell table:number-columns-repeated="6"/>
          <table:table-cell office:value-type="float" office:value="1000">
            <text:p>1000</text:p>
          </table:table-cell>
          <table:table-cell table:formula="of:=([.J51]/[.$K$28])^(EXP((2*[.$K$29])/127))*256*[.$K$30]/256" office:value-type="float" office:value="256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([.B52]/256)^(EXP((2*[.$C$27])/127))*256*[.$C$28]/256" office:value-type="float" office:value="12.9232137357691">
            <text:p>12.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([.B53]/256)^(EXP((2*[.$C$27])/127))*256*[.$C$28]/256" office:value-type="float" office:value="14.6319888809997">
            <text:p>14.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([.B54]/256)^(EXP((2*[.$C$27])/127))*256*[.$C$28]/256" office:value-type="float" office:value="16.4829231230481">
            <text:p>16.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([.B55]/256)^(EXP((2*[.$C$27])/127))*256*[.$C$28]/256" office:value-type="float" office:value="18.4814444529974">
            <text:p>18.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([.B56]/256)^(EXP((2*[.$C$27])/127))*256*[.$C$28]/256" office:value-type="float" office:value="20.6329630568108">
            <text:p>20.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([.B57]/256)^(EXP((2*[.$C$27])/127))*256*[.$C$28]/256" office:value-type="float" office:value="22.9428720559549">
            <text:p>22.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([.B58]/256)^(EXP((2*[.$C$27])/127))*256*[.$C$28]/256" office:value-type="float" office:value="25.4165481909136">
            <text:p>25.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([.B59]/256)^(EXP((2*[.$C$27])/127))*256*[.$C$28]/256" office:value-type="float" office:value="28.0593524538842">
            <text:p>28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([.B60]/256)^(EXP((2*[.$C$27])/127))*256*[.$C$28]/256" office:value-type="float" office:value="30.8766306760538">
            <text:p>30.8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([.B61]/256)^(EXP((2*[.$C$27])/127))*256*[.$C$28]/256" office:value-type="float" office:value="33.8737140741277">
            <text:p>33.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([.B62]/256)^(EXP((2*[.$C$27])/127))*256*[.$C$28]/256" office:value-type="float" office:value="37.0559197601576">
            <text:p>37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([.B63]/256)^(EXP((2*[.$C$27])/127))*256*[.$C$28]/256" office:value-type="float" office:value="40.4285512182073">
            <text:p>40.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([.B64]/256)^(EXP((2*[.$C$27])/127))*256*[.$C$28]/256" office:value-type="float" office:value="43.9968987509525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([.B65]/256)^(EXP((2*[.$C$27])/127))*256*[.$C$28]/256" office:value-type="float" office:value="47.7662398989397">
            <text:p>47.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([.B66]/256)^(EXP((2*[.$C$27])/127))*256*[.$C$28]/256" office:value-type="float" office:value="51.7418398349125">
            <text:p>51.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([.B67]/256)^(EXP((2*[.$C$27])/127))*256*[.$C$28]/256" office:value-type="float" office:value="55.9289517353395">
            <text:p>55.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([.B68]/256)^(EXP((2*[.$C$27])/127))*256*[.$C$28]/256" office:value-type="float" office:value="60.3328171310423">
            <text:p>60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([.B69]/256)^(EXP((2*[.$C$27])/127))*256*[.$C$28]/256" office:value-type="float" office:value="64.9586662386191">
            <text:p>64.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([.B70]/256)^(EXP((2*[.$C$27])/127))*256*[.$C$28]/256" office:value-type="float" office:value="69.8117182741814">
            <text:p>69.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([.B71]/256)^(EXP((2*[.$C$27])/127))*256*[.$C$28]/256" office:value-type="float" office:value="74.8971817507657">
            <text:p>74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([.B72]/256)^(EXP((2*[.$C$27])/127))*256*[.$C$28]/256" office:value-type="float" office:value="80.2202547606479">
            <text:p>80.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([.B73]/256)^(EXP((2*[.$C$27])/127))*256*[.$C$28]/256" office:value-type="float" office:value="85.7861252436679">
            <text:p>85.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([.B74]/256)^(EXP((2*[.$C$27])/127))*256*[.$C$28]/256" office:value-type="float" office:value="91.5999712425669">
            <text:p>91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([.B75]/256)^(EXP((2*[.$C$27])/127))*256*[.$C$28]/256" office:value-type="float" office:value="97.6669611462463">
            <text:p>97.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([.B76]/256)^(EXP((2*[.$C$27])/127))*256*[.$C$28]/256" office:value-type="float" office:value="103.992253921777">
            <text:p>103.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([.B77]/256)^(EXP((2*[.$C$27])/127))*256*[.$C$28]/256" office:value-type="float" office:value="110.58099933591">
            <text:p>110.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([.B78]/256)^(EXP((2*[.$C$27])/127))*256*[.$C$28]/256" office:value-type="float" office:value="117.43833816678">
            <text:p>117.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([.B79]/256)^(EXP((2*[.$C$27])/127))*256*[.$C$28]/256" office:value-type="float" office:value="124.569402406428">
            <text:p>124.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([.B80]/256)^(EXP((2*[.$C$27])/127))*256*[.$C$28]/256" office:value-type="float" office:value="131.979315454723">
            <text:p>131.9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([.B81]/256)^(EXP((2*[.$C$27])/127))*256*[.$C$28]/256" office:value-type="float" office:value="139.67319230521">
            <text:p>139.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([.B82]/256)^(EXP((2*[.$C$27])/127))*256*[.$C$28]/256" office:value-type="float" office:value="147.656139723376">
            <text:p>147.6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([.B83]/256)^(EXP((2*[.$C$27])/127))*256*[.$C$28]/256" office:value-type="float" office:value="155.933256417781">
            <text:p>155.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([.B84]/256)^(EXP((2*[.$C$27])/127))*256*[.$C$28]/256" office:value-type="float" office:value="164.509633204469">
            <text:p>164.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([.B85]/256)^(EXP((2*[.$C$27])/127))*256*[.$C$28]/256" office:value-type="float" office:value="173.390353165036">
            <text:p>173.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([.B86]/256)^(EXP((2*[.$C$27])/127))*256*[.$C$28]/256" office:value-type="float" office:value="182.580491798728">
            <text:p>182.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([.B87]/256)^(EXP((2*[.$C$27])/127))*256*[.$C$28]/256" office:value-type="float" office:value="192.085117168878">
            <text:p>192.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([.B88]/256)^(EXP((2*[.$C$27])/127))*256*[.$C$28]/256" office:value-type="float" office:value="201.909290043998">
            <text:p>201.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([.B89]/256)^(EXP((2*[.$C$27])/127))*256*[.$C$28]/256" office:value-type="float" office:value="212.05806403381">
            <text:p>212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([.B90]/256)^(EXP((2*[.$C$27])/127))*256*[.$C$28]/256" office:value-type="float" office:value="222.536485720474">
            <text:p>222.5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([.B91]/256)^(EXP((2*[.$C$27])/127))*256*[.$C$28]/256" office:value-type="float" office:value="233.349594785269">
            <text:p>233.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([.B92]/256)^(EXP((2*[.$C$27])/127))*256*[.$C$28]/256" office:value-type="float" office:value="244.502424130952">
            <text:p>244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([.B93]/256)^(EXP((2*[.$C$27])/127))*256*[.$C$28]/256" office:value-type="float" office:value="256">
            <text:p>256</text:p>
          </table:table-cell>
          <table:table-cell table:number-columns-repeated="10"/>
        </table:table-row>
      </table:table>
      <table:table table:name="Tables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outputValue(timePoint/timeVariable) = LUT2[+LUT1[powerVariable]]*ampVariabl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able[255]=(x/timeVar)^(e^(2*powerVariable/127))*256*ampVariable/25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LUT1 (built at compile time)</text:p>
          </table:table-cell>
          <table:table-cell table:number-columns-repeated="5"/>
          <table:table-cell office:value-type="string">
            <text:p>(<text:span text:style-name="T1">J31</text:span>/<text:span text:style-name="T3">$K$28</text:span>)^(EXP((2*<text:span text:style-name="T4">$K$29</text:span>)/127))*256*<text:span text:style-name="T5">$K$30</text:span>/256</text:p>
          </table:table-cell>
          <table:table-cell/>
        </table:table-row>
        <table:table-row table:style-name="ro1">
          <table:table-cell office:value-type="string">
            <text:p>powerVar</text:p>
          </table:table-cell>
          <table:table-cell office:value-type="string">
            <text:p>(e^(2*powerVariable/127))</text:p>
          </table:table-cell>
          <table:table-cell table:number-columns-repeated="2"/>
          <table:table-cell office:value-type="string">
            <text:p>timeVar</text:p>
          </table:table-cell>
          <table:table-cell office:value-type="string">
            <text:p>ms</text:p>
          </table:table-cell>
          <table:table-cell office:value-type="string">
            <text:p>(x/timeVar)^(e^LUT)*256*ampVariable/256</text:p>
          </table:table-cell>
          <table:table-cell/>
        </table:table-row>
        <table:table-row table:style-name="ro1">
          <table:table-cell office:value-type="float" office:value="-127">
            <text:p>-127</text:p>
          </table:table-cell>
          <table:table-cell table:formula="of:=EXP(2*[.A7]/127)" office:value-type="float" office:value="0.135335283236613">
            <text:p>0.1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([.E7]/[.F7])^[.$B$9]" office:value-type="float" office:value="0">
            <text:p>0</text:p>
          </table:table-cell>
          <table:table-cell table:formula="of:=([.E7]/[.F7])^[.$B$9]*256" office:value-type="float" office:value="0">
            <text:p>0</text:p>
          </table:table-cell>
        </table:table-row>
        <table:table-row table:style-name="ro1">
          <table:table-cell office:value-type="float" office:value="-95">
            <text:p>-95</text:p>
          </table:table-cell>
          <table:table-cell table:formula="of:=EXP(2*[.A8]/127)" office:value-type="float" office:value="0.224010356879673">
            <text:p>0.22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table:formula="of:=([.E8]/[.F8])^[.$B$9]" office:value-type="float" office:value="0.550592910175773">
            <text:p>0.55</text:p>
          </table:table-cell>
          <table:table-cell table:formula="of:=([.E8]/[.F8])^[.$B$9]*256" office:value-type="float" office:value="140.951785004998">
            <text:p>140.95</text:p>
          </table:table-cell>
        </table:table-row>
        <table:table-row table:style-name="ro1">
          <table:table-cell office:value-type="float" office:value="-63">
            <text:p>-63</text:p>
          </table:table-cell>
          <table:table-cell table:formula="of:=EXP(2*[.A9]/127)" office:value-type="float" office:value="0.370787563961611">
            <text:p>0.37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table:formula="of:=([.E9]/[.F9])^[.$B$9]" office:value-type="float" office:value="0.711948851200481">
            <text:p>0.71</text:p>
          </table:table-cell>
          <table:table-cell table:formula="of:=([.E9]/[.F9])^[.$B$9]*256" office:value-type="float" office:value="182.258905907323">
            <text:p>182.26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table:formula="of:=EXP(2*[.A10]/127)" office:value-type="float" office:value="0.613736880310562">
            <text:p>0.61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table:formula="of:=([.E10]/[.F10])^[.$B$9]" office:value-type="float" office:value="0.827449013574128">
            <text:p>0.83</text:p>
          </table:table-cell>
          <table:table-cell table:formula="of:=([.E10]/[.F10])^[.$B$9]*256" office:value-type="float" office:value="211.826947474977">
            <text:p>211.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EXP(2*[.A11]/127)" office:value-type="float" office:value="1">
            <text:p>1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formula="of:=([.E11]/[.F11])^[.$B$9]" office:value-type="float" office:value="0.920591524805269">
            <text:p>0.92</text:p>
          </table:table-cell>
          <table:table-cell table:formula="of:=([.E11]/[.F11])^[.$B$9]*256" office:value-type="float" office:value="235.671430350149">
            <text:p>235.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EXP(2*[.A12]/127)" office:value-type="float" office:value="1.6293627319479">
            <text:p>1.63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table:formula="of:=([.E12]/[.F12])^[.$B$9]" office:value-type="float" office:value="1">
            <text:p>1</text:p>
          </table:table-cell>
          <table:table-cell table:formula="of:=([.E12]/[.F12])^[.$B$9]*256" office:value-type="float" office:value="256">
            <text:p>25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EXP(2*[.A13]/127)" office:value-type="float" office:value="2.6969620807011">
            <text:p>2.7</text:p>
          </table:table-cell>
          <table:table-cell table:number-columns-repeated="2"/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table:formula="of:=([.E13]/[.F13])^[.$B$9]" office:value-type="float" office:value="1.06993999333011">
            <text:p>1.07</text:p>
          </table:table-cell>
          <table:table-cell table:formula="of:=([.E13]/[.F13])^[.$B$9]*256" office:value-type="float" office:value="273.904638292508">
            <text:p>273.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EXP(2*[.A14]/127)" office:value-type="float" office:value="4.46407931280227">
            <text:p>4.46</text:p>
          </table:table-cell>
          <table:table-cell table:number-columns-repeated="2"/>
          <table:table-cell office:value-type="float" office:value="700">
            <text:p>700</text:p>
          </table:table-cell>
          <table:table-cell office:value-type="float" office:value="500">
            <text:p>500</text:p>
          </table:table-cell>
          <table:table-cell table:formula="of:=([.E14]/[.F14])^[.$B$9]" office:value-type="float" office:value="1.13287621394949">
            <text:p>1.13</text:p>
          </table:table-cell>
          <table:table-cell table:formula="of:=([.E14]/[.F14])^[.$B$9]*256" office:value-type="float" office:value="290.01631077107">
            <text:p>290.0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EXP(2*[.A15]/127)" office:value-type="float" office:value="7.38905609893065">
            <text:p>7.39</text:p>
          </table:table-cell>
          <table:table-cell table:number-columns-repeated="2"/>
          <table:table-cell office:value-type="float" office:value="800">
            <text:p>800</text:p>
          </table:table-cell>
          <table:table-cell office:value-type="float" office:value="500">
            <text:p>500</text:p>
          </table:table-cell>
          <table:table-cell table:formula="of:=([.E15]/[.F15])^[.$B$9]" office:value-type="float" office:value="1.19037871065353">
            <text:p>1.19</text:p>
          </table:table-cell>
          <table:table-cell table:formula="of:=([.E15]/[.F15])^[.$B$9]*256" office:value-type="float" office:value="304.736949927304">
            <text:p>304.74</text:p>
          </table:table-cell>
        </table:table-row>
        <table:table-row table:style-name="ro1">
          <table:table-cell table:number-columns-repeated="4"/>
          <table:table-cell office:value-type="float" office:value="900">
            <text:p>900</text:p>
          </table:table-cell>
          <table:table-cell office:value-type="float" office:value="500">
            <text:p>500</text:p>
          </table:table-cell>
          <table:table-cell table:formula="of:=([.E16]/[.F16])^[.$B$9]" office:value-type="float" office:value="1.2435174107967">
            <text:p>1.24</text:p>
          </table:table-cell>
          <table:table-cell table:formula="of:=([.E16]/[.F16])^[.$B$9]*256" office:value-type="float" office:value="318.340457163955">
            <text:p>318.34</text:p>
          </table:table-cell>
        </table:table-row>
        <table:table-row table:style-name="ro1">
          <table:table-cell table:number-columns-repeated="4"/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formula="of:=([.E17]/[.F17])^[.$B$9]" office:value-type="float" office:value="1.2930585157248">
            <text:p>1.29</text:p>
          </table:table-cell>
          <table:table-cell table:formula="of:=([.E17]/[.F17])^[.$B$9]*256" office:value-type="float" office:value="331.022980025548">
            <text:p>331.0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LUT 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Ok, give the thing a ratio from 0 to 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(E21)^$C$23*$C$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mpVar</text:p>
          </table:table-cell>
          <table:table-cell office:value-type="float" office:value="192">
            <text:p>192</text:p>
          </table:table-cell>
          <table:table-cell/>
          <table:table-cell office:value-type="float" office:value="0">
            <text:p>0</text:p>
          </table:table-cell>
          <table:table-cell table:formula="of:=([.E22])^[.$C$23]*[.$C$22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T</text:p>
          </table:table-cell>
          <table:table-cell office:value-type="float" office:value="0.37">
            <text:p>0.37</text:p>
          </table:table-cell>
          <table:table-cell/>
          <table:table-cell office:value-type="float" office:value="0.05">
            <text:p>0.05</text:p>
          </table:table-cell>
          <table:table-cell table:formula="of:=([.E23])^[.$C$23]*[.$C$22]" office:value-type="float" office:value="63.3753149049123">
            <text:p>63.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>
            <text:p>0.1</text:p>
          </table:table-cell>
          <table:table-cell table:formula="of:=([.E24])^[.$C$23]*[.$C$22]" office:value-type="float" office:value="81.9032676099058">
            <text:p>81.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>
            <text:p>0.15</text:p>
          </table:table-cell>
          <table:table-cell table:formula="of:=([.E25])^[.$C$23]*[.$C$22]" office:value-type="float" office:value="95.1601229644277">
            <text:p>95.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">
            <text:p>0.2</text:p>
          </table:table-cell>
          <table:table-cell table:formula="of:=([.E26])^[.$C$23]*[.$C$22]" office:value-type="float" office:value="105.847919734122">
            <text:p>105.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5">
            <text:p>0.25</text:p>
          </table:table-cell>
          <table:table-cell table:formula="of:=([.E27])^[.$C$23]*[.$C$22]" office:value-type="float" office:value="114.957955643417">
            <text:p>114.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">
            <text:p>0.3</text:p>
          </table:table-cell>
          <table:table-cell table:formula="of:=([.E28])^[.$C$23]*[.$C$22]" office:value-type="float" office:value="122.98045427689">
            <text:p>122.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5">
            <text:p>0.35</text:p>
          </table:table-cell>
          <table:table-cell table:formula="of:=([.E29])^[.$C$23]*[.$C$22]" office:value-type="float" office:value="130.198627203019">
            <text:p>130.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>
            <text:p>0.4</text:p>
          </table:table-cell>
          <table:table-cell table:formula="of:=([.E30])^[.$C$23]*[.$C$22]" office:value-type="float" office:value="136.792858685482">
            <text:p>136.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5">
            <text:p>0.45</text:p>
          </table:table-cell>
          <table:table-cell table:formula="of:=([.E31])^[.$C$23]*[.$C$22]" office:value-type="float" office:value="142.886059283362">
            <text:p>142.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>
            <text:p>0.5</text:p>
          </table:table-cell>
          <table:table-cell table:formula="of:=([.E32])^[.$C$23]*[.$C$22]" office:value-type="float" office:value="148.566239380069">
            <text:p>148.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5">
            <text:p>0.55</text:p>
          </table:table-cell>
          <table:table-cell table:formula="of:=([.E33])^[.$C$23]*[.$C$22]" office:value-type="float" office:value="153.898867439196">
            <text:p>153.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>
            <text:p>0.6</text:p>
          </table:table-cell>
          <table:table-cell table:formula="of:=([.E34])^[.$C$23]*[.$C$22]" office:value-type="float" office:value="158.934138197823">
            <text:p>158.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5">
            <text:p>0.65</text:p>
          </table:table-cell>
          <table:table-cell table:formula="of:=([.E35])^[.$C$23]*[.$C$22]" office:value-type="float" office:value="163.711493567084">
            <text:p>163.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>
            <text:p>0.7</text:p>
          </table:table-cell>
          <table:table-cell table:formula="of:=([.E36])^[.$C$23]*[.$C$22]" office:value-type="float" office:value="168.262564410938">
            <text:p>168.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5">
            <text:p>0.75</text:p>
          </table:table-cell>
          <table:table-cell table:formula="of:=([.E37])^[.$C$23]*[.$C$22]" office:value-type="float" office:value="172.613157207664">
            <text:p>172.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>
            <text:p>0.8</text:p>
          </table:table-cell>
          <table:table-cell table:formula="of:=([.E38])^[.$C$23]*[.$C$22]" office:value-type="float" office:value="176.784638133178">
            <text:p>176.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5">
            <text:p>0.85</text:p>
          </table:table-cell>
          <table:table-cell table:formula="of:=([.E39])^[.$C$23]*[.$C$22]" office:value-type="float" office:value="180.794923235397">
            <text:p>180.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">
            <text:p>0.9</text:p>
          </table:table-cell>
          <table:table-cell table:formula="of:=([.E40])^[.$C$23]*[.$C$22]" office:value-type="float" office:value="184.659203173489">
            <text:p>184.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5">
            <text:p>0.95</text:p>
          </table:table-cell>
          <table:table-cell table:formula="of:=([.E41])^[.$C$23]*[.$C$22]" office:value-type="float" office:value="188.39048433758">
            <text:p>188.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([.E42])^[.$C$23]*[.$C$22]" office:value-type="float" office:value="192">
            <text:p>19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3/23/2015</text:date>, <text:time>00:5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52M32S</meta:editing-duration>
    <meta:editing-cycles>6</meta:editing-cycles>
    <meta:generator>OpenOffice.org/3.4.1$Win32 OpenOffice.org_project/341m1$Build-9593</meta:generator>
    <dc:date>2015-03-23T00:53:45.17</dc:date>
    <meta:document-statistic meta:table-count="4" meta:cell-count="650" meta:object-count="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B4:Sheet1.C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C4:Sheet1.C20" chart:class="chart:scatter">
            <chart:domain table:cell-range-address="Sheet1.B4:Sheet1.B20"/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0</svg:desc>
                </draw:g>
              </table:table-cell>
              <table:table-cell office:value-type="float" office:value="0">
                <text:p>0</text:p>
                <draw:g>
                  <svg:desc>Sheet1.C4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E4:Sheet1.F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F4:Sheet1.F20" chart:class="chart:scatter">
            <chart:domain table:cell-range-address="Sheet1.E4:Sheet1.E20"/>
            <chart:data-point chart:repeated="17"/>
          </chart:series>
          <chart:wall chart:style-name="ch6"/>
          <chart:floor chart:style-name="ch7"/>
        </chart:plot-area>
        <draw:frame draw:style-name="gr1" draw:text-style-name="P1" svg:width="0.153cm" svg:height="4.041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20</svg:desc>
                </draw:g>
              </table:table-cell>
              <table:table-cell office:value-type="float" office:value="0">
                <text:p>0</text:p>
                <draw:g>
                  <svg:desc>Sheet1.F4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.76862745098039">
                <text:p>3.76862745098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66274509803922">
                <text:p>8.66274509803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15.5647058823529">
                <text:p>15.5647058823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24.4745098039216">
                <text:p>24.4745098039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35.3921568627451">
                <text:p>35.3921568627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48.3176470588235">
                <text:p>48.3176470588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63.2509803921569">
                <text:p>63.2509803921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80.1921568627451">
                <text:p>80.1921568627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99.1411764705882">
                <text:p>99.1411764705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20.098039215686">
                <text:p>120.098039215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  <table:table-cell office:value-type="float" office:value="143.062745098039">
                <text:p>143.062745098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168.035294117647">
                <text:p>168.035294117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195.01568627451">
                <text:p>195.01568627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224.003921568627">
                <text:p>224.003921568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H4:Sheet1.I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I4:Sheet1.I20" chart:class="chart:scatter">
            <chart:domain table:cell-range-address="Sheet1.H4:Sheet1.H20"/>
            <chart:data-point chart:repeated="17"/>
          </chart:series>
          <chart:wall chart:style-name="ch6"/>
          <chart:floor chart:style-name="ch7"/>
        </chart:plot-area>
        <draw:frame draw:style-name="gr1" draw:text-style-name="P1" svg:width="0.153cm" svg:height="4.041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:Sheet1.H20</svg:desc>
                </draw:g>
              </table:table-cell>
              <table:table-cell office:value-type="float" office:value="0">
                <text:p>0</text:p>
                <draw:g>
                  <svg:desc>Sheet1.I4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3.5725143802334">
                <text:p>53.5725143802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98.506900550632">
                <text:p>98.506900550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33.571231519733">
                <text:p>133.571231519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160.948755769106">
                <text:p>160.948755769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182.339788925836">
                <text:p>182.339788925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199.068538131766">
                <text:p>199.068538131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212.166296945911">
                <text:p>212.166296945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222.436237599609">
                <text:p>222.436237599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230.503871255568">
                <text:p>230.50387125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236.856346497124">
                <text:p>236.856346497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241.873055022452">
                <text:p>241.873055022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  <table:table-cell office:value-type="float" office:value="245.84946738318">
                <text:p>245.84946738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249.015696276291">
                <text:p>249.015696276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251.550953650392">
                <text:p>251.550953650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253.594809911391">
                <text:p>253.594809911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.255962600704">
                <text:p>255.2559626007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K4:Sheet1.L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L4:Sheet1.L20" chart:class="chart:scatter">
            <chart:domain table:cell-range-address="Sheet1.K4:Sheet1.K20"/>
            <chart:data-point chart:repeated="17"/>
          </chart:series>
          <chart:wall chart:style-name="ch6"/>
          <chart:floor chart:style-name="ch7"/>
        </chart:plot-area>
        <draw:frame draw:style-name="gr1" draw:text-style-name="P1" svg:width="0.153cm" svg:height="4.041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4:Sheet1.K20</svg:desc>
                </draw:g>
              </table:table-cell>
              <table:table-cell office:value-type="float" office:value="9.7440373992959">
                <text:p>9.7440373992959</text:p>
                <draw:g>
                  <svg:desc>Sheet1.L4:Sheet1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0.7029075462235">
                <text:p>10.7029075462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2.0924896354363">
                <text:p>12.0924896354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3.9658543696381">
                <text:p>13.9658543696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16.4604083161582">
                <text:p>16.4604083161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19.7525849998673">
                <text:p>19.752584999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24.068929551055">
                <text:p>24.068929551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29.7003316750401">
                <text:p>29.7003316750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37.0203011469049">
                <text:p>37.0203011469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46.5084340112361">
                <text:p>46.5084340112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58.7805437790261">
                <text:p>58.7805437790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74.6273506503289">
                <text:p>74.6273506503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  <table:table-cell office:value-type="float" office:value="95.0641594595021">
                <text:p>95.0641594595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121.394647419547">
                <text:p>121.394647419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155.292769207114">
                <text:p>155.292769207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198.907925173404">
                <text:p>198.9079251734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N4:Sheet1.O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O4:Sheet1.O20" chart:class="chart:scatter">
            <chart:domain table:cell-range-address="Sheet1.N4:Sheet1.N20"/>
            <chart:data-point chart:repeated="17"/>
          </chart:series>
          <chart:wall chart:style-name="ch6"/>
          <chart:floor chart:style-name="ch7"/>
        </chart:plot-area>
        <draw:frame draw:style-name="gr1" draw:text-style-name="P1" svg:width="0.153cm" svg:height="4.041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4:Sheet1.N20</svg:desc>
                </draw:g>
              </table:table-cell>
              <table:table-cell office:value-type="float" office:value="0">
                <text:p>0</text:p>
                <draw:g>
                  <svg:desc>Sheet1.O4:Sheet1.O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61.9677335393187">
                <text:p>61.9677335393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89.0842298052803">
                <text:p>89.0842298052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09.690473606417">
                <text:p>109.690473606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126.9960629311">
                <text:p>126.9960629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142.211110677049">
                <text:p>142.211110677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155.948709516943">
                <text:p>155.948709516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168.570460045644">
                <text:p>168.570460045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180.310842713354">
                <text:p>180.310842713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191.332171889622">
                <text:p>191.332171889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201.752323406696">
                <text:p>201.752323406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211.660104885167">
                <text:p>211.660104885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  <table:table-cell office:value-type="float" office:value="221.124399377364">
                <text:p>221.124399377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230.199913119011">
                <text:p>230.199913119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238.930952369089">
                <text:p>238.930952369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247.353997339845">
                <text:p>247.353997339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.499510762741">
                <text:p>255.4995107627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Q4:Sheet1.R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R4:Sheet1.R20" chart:class="chart:scatter">
            <chart:domain table:cell-range-address="Sheet1.Q4:Sheet1.Q20"/>
            <chart:data-point chart:repeated="17"/>
          </chart:series>
          <chart:wall chart:style-name="ch6"/>
          <chart:floor chart:style-name="ch7"/>
        </chart:plot-area>
        <draw:frame draw:style-name="gr1" draw:text-style-name="P1" svg:width="0.153cm" svg:height="4.041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4:Sheet1.Q20</svg:desc>
                </draw:g>
              </table:table-cell>
              <table:table-cell office:value-type="float" office:value="0">
                <text:p>0</text:p>
                <draw:g>
                  <svg:desc>Sheet1.R4:Sheet1.R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.63092188706945">
                <text:p>3.63092188706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0.7875434529832">
                <text:p>10.7875434529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20.1384853886781">
                <text:p>20.1384853886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31.2529373619505">
                <text:p>31.2529373619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43.8854599354957">
                <text:p>43.8854599354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57.8715914223032">
                <text:p>57.8715914223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73.0910979104159">
                <text:p>73.0910979104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89.4510821273281">
                <text:p>89.4510821273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106.876955391469">
                <text:p>106.876955391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125.307107115878">
                <text:p>125.307107115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44.689524823845">
                <text:p>144.689524823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  <table:table-cell office:value-type="float" office:value="164.979532347955">
                <text:p>164.979532347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186.138210998575">
                <text:p>186.138210998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208.131259290261">
                <text:p>208.131259290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230.928145953996">
                <text:p>230.928145953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4.501465798824">
                <text:p>254.5014657988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T4:Sheet1.V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U4:Sheet1.U20" chart:class="chart:scatter">
            <chart:domain table:cell-range-address="Sheet1.T4:Sheet1.T20"/>
            <chart:data-point chart:repeated="17"/>
          </chart:series>
          <chart:series chart:style-name="ch6" chart:values-cell-range-address="Sheet1.V4:Sheet1.V20" chart:class="chart:scatter">
            <chart:data-point chart:repeated="17"/>
          </chart:series>
          <chart:wall chart:style-name="ch7"/>
          <chart:floor chart:style-name="ch8"/>
        </chart:plot-area>
        <draw:frame draw:style-name="gr1" draw:text-style-name="P1" svg:width="0.153cm" svg:height="4.041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T4:Sheet1.T20</svg:desc>
                </draw:g>
              </table:table-cell>
              <table:table-cell office:value-type="float" office:value="0">
                <text:p>0</text:p>
                <draw:g>
                  <svg:desc>Sheet1.U4:Sheet1.U20</svg:desc>
                </draw:g>
              </table:table-cell>
              <table:table-cell office:value-type="float" office:value="0">
                <text:p>0</text:p>
                <draw:g>
                  <svg:desc>Sheet1.V4:Sheet1.V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143085976755538">
                <text:p>0.00143085976755538</text:p>
              </table:table-cell>
              <table:table-cell office:value-type="float" office:value="49.3998968842988">
                <text:p>49.3998968842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14338176709441">
                <text:p>0.014338176709441</text:p>
              </table:table-cell>
              <table:table-cell office:value-type="float" office:value="67.5892228587253">
                <text:p>67.5892228587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113971295345666">
                <text:p>0.113971295345666</text:p>
              </table:table-cell>
              <table:table-cell office:value-type="float" office:value="89.6076203066633">
                <text:p>89.6076203066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0.364524710422267">
                <text:p>0.364524710422267</text:p>
              </table:table-cell>
              <table:table-cell office:value-type="float" office:value="104.96160849495">
                <text:p>104.96160849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0.820977144683415">
                <text:p>0.820977144683415</text:p>
              </table:table-cell>
              <table:table-cell office:value-type="float" office:value="117.218188335921">
                <text:p>117.218188335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2.54643991554222">
                <text:p>2.54643991554222</text:p>
              </table:table-cell>
              <table:table-cell office:value-type="float" office:value="136.731124517792">
                <text:p>136.731124517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5.64980624291037">
                <text:p>5.64980624291037</text:p>
              </table:table-cell>
              <table:table-cell office:value-type="float" office:value="152.38674109625">
                <text:p>152.38674109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10.4561775222572">
                <text:p>10.4561775222572</text:p>
              </table:table-cell>
              <table:table-cell office:value-type="float" office:value="165.696449253143">
                <text:p>165.696449253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17.267738615492">
                <text:p>17.267738615492</text:p>
              </table:table-cell>
              <table:table-cell office:value-type="float" office:value="177.398078775295">
                <text:p>177.3980787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26.3697347903196">
                <text:p>26.3697347903196</text:p>
              </table:table-cell>
              <table:table-cell office:value-type="float" office:value="187.914667687244">
                <text:p>187.914667687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">
                <text:p>127</text:p>
              </table:table-cell>
              <table:table-cell office:value-type="float" office:value="38.0341207251447">
                <text:p>38.0341207251447</text:p>
              </table:table-cell>
              <table:table-cell office:value-type="float" office:value="197.514304982981">
                <text:p>197.514304982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">
                <text:p>127</text:p>
              </table:table-cell>
              <table:table-cell office:value-type="float" office:value="38.0341207251447">
                <text:p>38.0341207251447</text:p>
              </table:table-cell>
              <table:table-cell office:value-type="float" office:value="197.514304982981">
                <text:p>197.514304982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">
                <text:p>159</text:p>
              </table:table-cell>
              <table:table-cell office:value-type="float" office:value="70.0853808723018">
                <text:p>70.0853808723018</text:p>
              </table:table-cell>
              <table:table-cell office:value-type="float" office:value="214.638741939887">
                <text:p>214.638741939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">
                <text:p>191</text:p>
              </table:table-cell>
              <table:table-cell office:value-type="float" office:value="115.408559040091">
                <text:p>115.408559040091</text:p>
              </table:table-cell>
              <table:table-cell office:value-type="float" office:value="229.706626642968">
                <text:p>229.706626642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3">
                <text:p>223</text:p>
              </table:table-cell>
              <table:table-cell office:value-type="float" office:value="175.88001223317">
                <text:p>175.88001223317</text:p>
              </table:table-cell>
              <table:table-cell office:value-type="float" office:value="243.25623321425">
                <text:p>243.25623321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3.289128931249">
                <text:p>253.289128931249</text:p>
              </table:table-cell>
              <table:table-cell office:value-type="float" office:value="255.629543757803">
                <text:p>255.6295437578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8cm" xlink:href=".." xlink:type="simple" chart:class="chart:scatter" chart:style-name="ch1">
        <chart:plot-area chart:style-name="ch2" table:cell-range-address="Implementation.B29:Implementation.C93" svg:x="0.574cm" svg:y="0.599cm" svg:width="5.424cm" svg:height="4.713cm">
          <chartooo:coordinate-region svg:x="1.381cm" svg:y="0.599cm" svg:width="4.617cm" svg:height="4.04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Implementation.C29:Implementation.C93" chart:class="chart:scatter">
            <chart:domain table:cell-range-address="Implementation.B29:Implementation.B93"/>
            <chart:data-point chart:repeated="65"/>
          </chart:series>
          <chart:wall chart:style-name="ch6"/>
          <chart:floor chart:style-name="ch7"/>
        </chart:plot-area>
        <draw:frame draw:style-name="gr1" draw:text-style-name="P1" svg:width="0.152cm" svg:height="4.042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mplementation.B29:Implementation.B93</svg:desc>
                </draw:g>
              </table:table-cell>
              <table:table-cell office:value-type="float" office:value="0">
                <text:p>0</text:p>
                <draw:g>
                  <svg:desc>Implementation.C29:Implementation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137396945383536">
                <text:p>0.00137396945383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103837500491422">
                <text:p>0.0103837500491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0338978316571865">
                <text:p>0.0338978316571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784750088745283">
                <text:p>0.0784750088745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150489311517412">
                <text:p>0.150489311517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.256182268210966">
                <text:p>0.256182268210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.401692281915329">
                <text:p>0.401692281915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593073503186454">
                <text:p>0.593073503186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0.836308978959763">
                <text:p>0.836308978959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.13732033234237">
                <text:p>1.13732033234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.5019751808649">
                <text:p>1.5019751808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.93609299879219">
                <text:p>1.93609299879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2.44544986358479">
                <text:p>2.44544986358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3.03578237524496">
                <text:p>3.03578237524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3.71279094581268">
                <text:p>3.71279094581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4.48214259834281">
                <text:p>4.48214259834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5.34947337654993">
                <text:p>5.349473376549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6.32039044036279">
                <text:p>6.32039044036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7.40047390448664">
                <text:p>7.40047390448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8.59527846407687">
                <text:p>8.59527846407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9.91033484212271">
                <text:p>9.91033484212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11.3511510860598">
                <text:p>11.3511510860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12.9232137357691">
                <text:p>12.9232137357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14.6319888809997">
                <text:p>14.6319888809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6.4829231230481">
                <text:p>16.48292312304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18.4814444529974">
                <text:p>18.48144445299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20.6329630568108">
                <text:p>20.6329630568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  <table:table-cell office:value-type="float" office:value="22.9428720559549">
                <text:p>22.9428720559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25.4165481909136">
                <text:p>25.4165481909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28.0593524538842">
                <text:p>28.0593524538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30.8766306760538">
                <text:p>30.87663067605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33.8737140741277">
                <text:p>33.8737140741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37.0559197601576">
                <text:p>37.0559197601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40.4285512182073">
                <text:p>40.4285512182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43.9968987509525">
                <text:p>43.9968987509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47.7662398989397">
                <text:p>47.76623989893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51.7418398349125">
                <text:p>51.7418398349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">
                <text:p>152</text:p>
              </table:table-cell>
              <table:table-cell office:value-type="float" office:value="55.9289517353395">
                <text:p>55.92895173533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60.3328171310423">
                <text:p>60.33281713104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64.9586662386191">
                <text:p>64.95866623861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69.8117182741814">
                <text:p>69.8117182741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74.8971817507657">
                <text:p>74.8971817507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">
                <text:p>172</text:p>
              </table:table-cell>
              <table:table-cell office:value-type="float" office:value="80.2202547606479">
                <text:p>80.22025476064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85.7861252436679">
                <text:p>85.7861252436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91.5999712425669">
                <text:p>91.59997124256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97.6669611462463">
                <text:p>97.6669611462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">
                <text:p>188</text:p>
              </table:table-cell>
              <table:table-cell office:value-type="float" office:value="103.992253921777">
                <text:p>103.992253921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110.58099933591">
                <text:p>110.58099933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">
                <text:p>196</text:p>
              </table:table-cell>
              <table:table-cell office:value-type="float" office:value="117.43833816678">
                <text:p>117.438338166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124.569402406428">
                <text:p>124.5694024064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131.979315454723">
                <text:p>131.979315454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  <table:table-cell office:value-type="float" office:value="139.67319230521">
                <text:p>139.673192305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">
                <text:p>212</text:p>
              </table:table-cell>
              <table:table-cell office:value-type="float" office:value="147.656139723376">
                <text:p>147.656139723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">
                <text:p>216</text:p>
              </table:table-cell>
              <table:table-cell office:value-type="float" office:value="155.933256417781">
                <text:p>155.9332564177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">
                <text:p>220</text:p>
              </table:table-cell>
              <table:table-cell office:value-type="float" office:value="164.509633204469">
                <text:p>164.5096332044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4">
                <text:p>224</text:p>
              </table:table-cell>
              <table:table-cell office:value-type="float" office:value="173.390353165036">
                <text:p>173.3903531650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">
                <text:p>228</text:p>
              </table:table-cell>
              <table:table-cell office:value-type="float" office:value="182.580491798728">
                <text:p>182.5804917987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">
                <text:p>232</text:p>
              </table:table-cell>
              <table:table-cell office:value-type="float" office:value="192.085117168878">
                <text:p>192.0851171688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201.909290043998">
                <text:p>201.909290043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212.05806403381">
                <text:p>212.058064033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4">
                <text:p>244</text:p>
              </table:table-cell>
              <table:table-cell office:value-type="float" office:value="222.536485720474">
                <text:p>222.5364857204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">
                <text:p>248</text:p>
              </table:table-cell>
              <table:table-cell office:value-type="float" office:value="233.349594785269">
                <text:p>233.349594785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244.502424130952">
                <text:p>244.502424130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00" chart:interval-major="50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96cm" svg:height="5.847cm" xlink:href=".." xlink:type="simple" chart:class="chart:scatter" chart:style-name="ch1">
        <chart:plot-area chart:style-name="ch2" table:cell-range-address="Implementation.J31:Implementation.K51" svg:x="0.715cm" svg:y="0.599cm" svg:width="12.051cm" svg:height="4.712cm">
          <chartooo:coordinate-region svg:x="1.522cm" svg:y="0.599cm" svg:width="10.872cm" svg:height="3.615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  <chart:grid chart:style-name="ch4" chart:class="minor"/>
          </chart:axis>
          <chart:series chart:style-name="ch6" chart:values-cell-range-address="Implementation.K31:Implementation.K51" chart:class="chart:scatter">
            <chart:domain table:cell-range-address="Implementation.J31:Implementation.J5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mplementation.J31:Implementation.J51</svg:desc>
                </draw:g>
              </table:table-cell>
              <table:table-cell office:value-type="float" office:value="0">
                <text:p>0</text:p>
                <draw:g>
                  <svg:desc>Implementation.K31:Implementation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409220226723195">
                <text:p>0.0409220226723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309267468609686">
                <text:p>0.309267468609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.00960602271444">
                <text:p>1.00960602271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.33728346973769">
                <text:p>2.33728346973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.48214259834281">
                <text:p>4.48214259834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7.6300798090607">
                <text:p>7.6300798090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1.9639200288979">
                <text:p>11.9639200288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7.6639788286415">
                <text:p>17.6639788286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24.9084540435181">
                <text:p>24.9084540435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33.8737140741277">
                <text:p>33.8737140741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44.7345188301251">
                <text:p>44.7345188301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57.6641943320719">
                <text:p>57.6641943320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72.8347740790668">
                <text:p>72.8347740790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90.4171157817371">
                <text:p>90.41711578173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10.58099933591">
                <text:p>110.58099933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33.49521018677">
                <text:p>133.49521018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59.327611097224">
                <text:p>159.3276110972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88.245204561462">
                <text:p>188.245204561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20.414187564318">
                <text:p>220.414187564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